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in" fo:margin-right="0in" fo:text-indent="0.2917in" style:auto-text-indent="false"/>
    </style:style>
    <style:style style:name="P2" style:family="paragraph" style:parent-style-name="Standard_20__28_user_29_">
      <style:paragraph-properties fo:margin-left="0in" fo:margin-right="0in" fo:text-indent="0.2917in" style:auto-text-indent="fals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  <style:text-properties fo:background-color="#ffff00"/>
    </style:style>
    <style:style style:name="P5" style:family="paragraph" style:parent-style-name="Standard_20__28_user_29_">
      <style:text-properties fo:font-weight="bold" style:font-weight-asian="bold"/>
    </style:style>
    <style:style style:name="P6" style:family="paragraph" style:parent-style-name="Standard_20__28_user_29_">
      <style:text-properties fo:font-weight="bold" style:font-weight-asian="bold" style:font-weight-complex="bold"/>
    </style:style>
    <style:style style:name="P7" style:family="paragraph" style:parent-style-name="Standard_20__28_user_29_">
      <style:text-properties fo:font-weight="bold" officeooo:rsid="0027edc5" officeooo:paragraph-rsid="0027edc5" style:font-weight-asian="bold" style:font-weight-complex="bold"/>
    </style:style>
    <style:style style:name="P8" style:family="paragraph" style:parent-style-name="Standard_20__28_user_29_">
      <style:text-properties fo:font-weight="bold" officeooo:rsid="001800d5" officeooo:paragraph-rsid="003e5fe1" style:font-weight-asian="bold" style:font-weight-complex="bold"/>
    </style:style>
    <style:style style:name="P9" style:family="paragraph" style:parent-style-name="Standard_20__28_user_29_">
      <style:text-properties fo:font-weight="bold" officeooo:paragraph-rsid="003e5fe1" style:font-weight-asian="bold" style:font-weight-complex="bold"/>
    </style:style>
    <style:style style:name="P10" style:family="paragraph" style:parent-style-name="Standard_20__28_user_29_">
      <style:text-properties fo:font-weight="bold" fo:background-color="#ffffff" style:font-weight-asian="bold" style:font-weight-complex="bold"/>
    </style:style>
    <style:style style:name="P11" style:family="paragraph" style:parent-style-name="Standard_20__28_user_29_">
      <style:text-properties fo:background-color="#ffffff"/>
    </style:style>
    <style:style style:name="P12" style:family="paragraph" style:parent-style-name="Standard_20__28_user_29_">
      <style:text-properties fo:color="#000000"/>
    </style:style>
    <style:style style:name="P13" style:family="paragraph" style:parent-style-name="Standard_20__28_user_29_">
      <style:text-properties fo:color="#000000" officeooo:paragraph-rsid="003558ef"/>
    </style:style>
    <style:style style:name="P14" style:family="paragraph" style:parent-style-name="Standard_20__28_user_29_">
      <style:text-properties fo:color="#000000" officeooo:rsid="003558ef" officeooo:paragraph-rsid="003558ef"/>
    </style:style>
    <style:style style:name="P15" style:family="paragraph" style:parent-style-name="Standard_20__28_user_29_">
      <style:text-properties fo:color="#000000" fo:font-style="italic" officeooo:rsid="003558ef" officeooo:paragraph-rsid="003558ef" fo:background-color="#ffff00" style:font-style-asian="italic" style:font-style-complex="italic"/>
    </style:style>
    <style:style style:name="P16" style:family="paragraph" style:parent-style-name="Standard_20__28_user_29_">
      <style:text-properties fo:color="#000000" fo:font-weight="bold" officeooo:rsid="0046fad2" officeooo:paragraph-rsid="0046fad2" style:font-weight-asian="bold" style:font-weight-complex="bold"/>
    </style:style>
    <style:style style:name="P17" style:family="paragraph" style:parent-style-name="Standard_20__28_user_29_">
      <style:text-properties fo:color="#000000" fo:font-weight="bold" officeooo:paragraph-rsid="0046fad2" style:font-weight-asian="bold" style:font-weight-complex="bold"/>
    </style:style>
    <style:style style:name="P18" style:family="paragraph" style:parent-style-name="Standard_20__28_user_29_">
      <style:text-properties fo:color="#000000" fo:font-weight="normal" officeooo:rsid="0046fad2" officeooo:paragraph-rsid="0046fad2" style:font-weight-asian="normal" style:font-weight-complex="normal"/>
    </style:style>
    <style:style style:name="P19" style:family="paragraph" style:parent-style-name="Standard_20__28_user_29_">
      <style:text-properties fo:color="#3333ff"/>
    </style:style>
    <style:style style:name="P20" style:family="paragraph" style:parent-style-name="Standard_20__28_user_29_">
      <style:text-properties fo:color="#3333ff" fo:font-weight="bold" style:font-weight-asian="bold" style:font-weight-complex="bold"/>
    </style:style>
    <style:style style:name="P21" style:family="paragraph" style:parent-style-name="Standard_20__28_user_29_">
      <style:text-properties fo:color="#3333ff" fo:font-weight="bold" officeooo:rsid="00452764" officeooo:paragraph-rsid="00452764" style:font-weight-asian="bold" style:font-weight-complex="bold"/>
    </style:style>
    <style:style style:name="P22" style:family="paragraph" style:parent-style-name="Standard_20__28_user_29_">
      <style:text-properties fo:color="#3333ff" fo:font-weight="bold" officeooo:paragraph-rsid="00452764" style:font-weight-asian="bold" style:font-weight-complex="bold"/>
    </style:style>
    <style:style style:name="P23" style:family="paragraph" style:parent-style-name="Standard_20__28_user_29_">
      <style:text-properties fo:color="#3333ff" fo:font-weight="bold" officeooo:paragraph-rsid="0046fad2" style:font-weight-asian="bold" style:font-weight-complex="bold"/>
    </style:style>
    <style:style style:name="P24" style:family="paragraph" style:parent-style-name="Standard_20__28_user_29_">
      <style:text-properties style:text-underline-style="solid" style:text-underline-width="auto" style:text-underline-color="font-color"/>
    </style:style>
    <style:style style:name="P25" style:family="paragraph" style:parent-style-name="Standard_20__28_user_29_">
      <style:text-properties style:text-underline-style="solid" style:text-underline-width="auto" style:text-underline-color="font-color" fo:background-color="#ffff00"/>
    </style:style>
    <style:style style:name="P26" style:family="paragraph" style:parent-style-name="Standard_20__28_user_29_">
      <style:text-properties style:text-underline-style="solid" style:text-underline-width="auto" style:text-underline-color="font-color" officeooo:rsid="003d5fdd" officeooo:paragraph-rsid="003d5fdd" fo:background-color="#ffff00"/>
    </style:style>
    <style:style style:name="P27" style:family="paragraph" style:parent-style-name="Standard_20__28_user_29_">
      <style:text-properties style:text-underline-style="solid" style:text-underline-width="auto" style:text-underline-color="font-color" officeooo:rsid="00202cf5" officeooo:paragraph-rsid="00202cf5" fo:background-color="#ffff00"/>
    </style:style>
    <style:style style:name="P28" style:family="paragraph" style:parent-style-name="Standard_20__28_user_29_">
      <style:text-properties style:text-underline-style="solid" style:text-underline-width="auto" style:text-underline-color="font-color" officeooo:rsid="001e3ae7" officeooo:paragraph-rsid="001e3ae7"/>
    </style:style>
    <style:style style:name="P29" style:family="paragraph" style:parent-style-name="Standard_20__28_user_29_">
      <style:text-properties style:text-underline-style="solid" style:text-underline-width="auto" style:text-underline-color="font-color" officeooo:rsid="00202cf5" officeooo:paragraph-rsid="00202cf5"/>
    </style:style>
    <style:style style:name="P30" style:family="paragraph" style:parent-style-name="Standard_20__28_user_29_">
      <style:text-properties style:text-underline-style="solid" style:text-underline-width="auto" style:text-underline-color="font-color" officeooo:rsid="00202cf5" officeooo:paragraph-rsid="00413f0e"/>
    </style:style>
    <style:style style:name="P31" style:family="paragraph" style:parent-style-name="Standard_20__28_user_29_">
      <style:text-properties style:text-underline-style="solid" style:text-underline-width="auto" style:text-underline-color="font-color" officeooo:rsid="002ce0d9" officeooo:paragraph-rsid="002ce0d9"/>
    </style:style>
    <style:style style:name="P32" style:family="paragraph" style:parent-style-name="Standard_20__28_user_29_">
      <style:text-properties style:text-underline-style="solid" style:text-underline-width="auto" style:text-underline-color="font-color" officeooo:rsid="00413f0e" officeooo:paragraph-rsid="00413f0e"/>
    </style:style>
    <style:style style:name="P33" style:family="paragraph" style:parent-style-name="Standard_20__28_user_29_">
      <style:text-properties style:text-underline-style="solid" style:text-underline-width="auto" style:text-underline-color="font-color" fo:background-color="#ffcc00"/>
    </style:style>
    <style:style style:name="P34" style:family="paragraph" style:parent-style-name="Standard_20__28_user_29_">
      <style:text-properties style:text-underline-style="solid" style:text-underline-width="auto" style:text-underline-color="font-color" officeooo:rsid="002ce0d9" officeooo:paragraph-rsid="001e3ae7" fo:background-color="#ffcc00"/>
    </style:style>
    <style:style style:name="P35" style:family="paragraph" style:parent-style-name="Standard_20__28_user_29_">
      <style:text-properties style:text-underline-style="solid" style:text-underline-width="auto" style:text-underline-color="font-color" officeooo:rsid="002ce0d9" officeooo:paragraph-rsid="002ce0d9" fo:background-color="#ffcc00"/>
    </style:style>
    <style:style style:name="P36" style:family="paragraph" style:parent-style-name="Standard_20__28_user_29_">
      <style:text-properties style:text-underline-style="solid" style:text-underline-width="auto" style:text-underline-color="font-color" officeooo:rsid="00413f0e" officeooo:paragraph-rsid="00413f0e" fo:background-color="#ffcc00"/>
    </style:style>
    <style:style style:name="P37" style:family="paragraph" style:parent-style-name="Standard_20__28_user_29_">
      <style:text-properties fo:color="#3366ff" fo:background-color="#ffffff"/>
    </style:style>
    <style:style style:name="P38" style:family="paragraph" style:parent-style-name="Standard_20__28_user_29_">
      <style:text-properties fo:color="#0000ff"/>
    </style:style>
    <style:style style:name="P39" style:family="paragraph" style:parent-style-name="Standard_20__28_user_29_">
      <style:text-properties fo:color="#0000ff" fo:font-weight="bold" style:font-weight-asian="bold" style:font-weight-complex="bold"/>
    </style:style>
    <style:style style:name="P40" style:family="paragraph" style:parent-style-name="Standard_20__28_user_29_">
      <style:text-properties fo:color="#ff3333" fo:font-weight="bold" style:font-weight-asian="bold" style:font-weight-complex="bold"/>
    </style:style>
    <style:style style:name="P41" style:family="paragraph" style:parent-style-name="Standard_20__28_user_29_">
      <style:text-properties fo:font-style="italic" style:font-style-asian="italic" style:font-style-complex="italic"/>
    </style:style>
    <style:style style:name="P42" style:family="paragraph" style:parent-style-name="Standard_20__28_user_29_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3" style:family="paragraph" style:parent-style-name="Standard_20__28_user_29_">
      <style:text-properties fo:font-style="italic" style:text-underline-style="solid" style:text-underline-width="auto" style:text-underline-color="font-color" officeooo:rsid="0027edc5" officeooo:paragraph-rsid="0027edc5" fo:background-color="#ffff00" style:font-style-asian="italic" style:font-style-complex="italic"/>
    </style:style>
    <style:style style:name="P44" style:family="paragraph" style:parent-style-name="Standard_20__28_user_29_">
      <style:text-properties fo:font-style="italic" style:text-underline-style="solid" style:text-underline-width="auto" style:text-underline-color="font-color" officeooo:rsid="0019ce53" officeooo:paragraph-rsid="001caf9e" fo:background-color="#ffff00" style:font-style-asian="italic" style:font-style-complex="italic"/>
    </style:style>
    <style:style style:name="P45" style:family="paragraph" style:parent-style-name="Standard_20__28_user_29_">
      <style:text-properties fo:color="#ff6600"/>
    </style:style>
    <style:style style:name="P46" style:family="paragraph" style:parent-style-name="Standard_20__28_user_29_">
      <style:text-properties fo:color="#ff3300" fo:font-weight="bold" style:font-weight-asian="bold" style:font-weight-complex="bold"/>
    </style:style>
    <style:style style:name="P47" style:family="paragraph" style:parent-style-name="Standard_20__28_user_29_">
      <style:text-properties fo:color="#ff3300" fo:font-weight="bold" officeooo:rsid="0043b8a4" officeooo:paragraph-rsid="0043b8a4" style:font-weight-asian="bold" style:font-weight-complex="bold"/>
    </style:style>
    <style:style style:name="P48" style:family="paragraph" style:parent-style-name="Standard_20__28_user_29_">
      <style:text-properties fo:color="#9900ff" fo:font-weight="bold" style:font-weight-asian="bold" style:font-weight-complex="bold"/>
    </style:style>
    <style:style style:name="P49" style:family="paragraph" style:parent-style-name="Standard_20__28_user_29_">
      <style:text-properties fo:color="#ff0000" fo:font-weight="bold" style:font-weight-asian="bold" style:font-weight-complex="bold"/>
    </style:style>
    <style:style style:name="P50" style:family="paragraph" style:parent-style-name="Standard_20__28_user_29_">
      <style:text-properties fo:font-weight="normal" fo:background-color="#ffcc00" style:font-weight-asian="normal" style:font-weight-complex="normal"/>
    </style:style>
    <style:style style:name="P51" style:family="paragraph" style:parent-style-name="Standard_20__28_user_29_">
      <style:text-properties fo:color="#800000" fo:font-weight="bold" fo:background-color="#ffff00" style:font-weight-asian="bold" style:font-weight-complex="bold"/>
    </style:style>
    <style:style style:name="P52" style:family="paragraph" style:parent-style-name="Standard_20__28_user_29_">
      <style:text-properties fo:background-color="#ff0000"/>
    </style:style>
    <style:style style:name="P53" style:family="paragraph" style:parent-style-name="Standard_20__28_user_29_">
      <style:text-properties officeooo:rsid="0027edc5" officeooo:paragraph-rsid="0027edc5" fo:background-color="#ff0000"/>
    </style:style>
    <style:style style:name="P54" style:family="paragraph" style:parent-style-name="Standard_20__28_user_29_">
      <style:text-properties officeooo:paragraph-rsid="0027edc5" fo:background-color="#ff0000"/>
    </style:style>
    <style:style style:name="P55" style:family="paragraph" style:parent-style-name="Standard_20__28_user_29_">
      <style:text-properties fo:color="#00ccff"/>
    </style:style>
    <style:style style:name="P56" style:family="paragraph" style:parent-style-name="Standard_20__28_user_29_">
      <style:text-properties officeooo:rsid="001800d5" officeooo:paragraph-rsid="001800d5"/>
    </style:style>
    <style:style style:name="P57" style:family="paragraph" style:parent-style-name="Standard_20__28_user_29_">
      <style:text-properties officeooo:paragraph-rsid="00202cf5"/>
    </style:style>
    <style:style style:name="P58" style:family="paragraph" style:parent-style-name="Standard_20__28_user_29_">
      <style:text-properties officeooo:rsid="00226eb8" officeooo:paragraph-rsid="00240c73"/>
    </style:style>
    <style:style style:name="P59" style:family="paragraph" style:parent-style-name="Standard_20__28_user_29_">
      <style:text-properties officeooo:rsid="002603f6" officeooo:paragraph-rsid="002603f6"/>
    </style:style>
    <style:style style:name="P60" style:family="paragraph" style:parent-style-name="Standard_20__28_user_29_">
      <style:text-properties officeooo:rsid="0027edc5"/>
    </style:style>
    <style:style style:name="P61" style:family="paragraph" style:parent-style-name="Standard_20__28_user_29_">
      <style:text-properties officeooo:rsid="0027edc5" officeooo:paragraph-rsid="0027edc5"/>
    </style:style>
    <style:style style:name="P62" style:family="paragraph" style:parent-style-name="Standard_20__28_user_29_">
      <style:text-properties officeooo:rsid="002848df" officeooo:paragraph-rsid="00298bfb"/>
    </style:style>
    <style:style style:name="P63" style:family="paragraph" style:parent-style-name="Standard_20__28_user_29_">
      <style:text-properties officeooo:paragraph-rsid="00324540"/>
    </style:style>
    <style:style style:name="P64" style:family="paragraph" style:parent-style-name="Standard_20__28_user_29_">
      <style:text-properties fo:background-color="#ffff00"/>
    </style:style>
    <style:style style:name="P65" style:family="paragraph" style:parent-style-name="Standard_20__28_user_29_">
      <style:text-properties officeooo:rsid="003e11c2" officeooo:paragraph-rsid="003e11c2" fo:background-color="#ffcc00"/>
    </style:style>
    <style:style style:name="P66" style:family="paragraph" style:parent-style-name="Standard_20__28_user_29_">
      <style:text-properties officeooo:paragraph-rsid="003e11c2"/>
    </style:style>
    <style:style style:name="P67" style:family="paragraph" style:parent-style-name="Standard_20__28_user_29_">
      <style:text-properties officeooo:paragraph-rsid="003e5fe1"/>
    </style:style>
    <style:style style:name="P68" style:family="paragraph" style:parent-style-name="Preformatted_20_Text">
      <style:text-properties fo:font-weight="bold" style:font-weight-asian="bold" style:font-weight-complex="bold"/>
    </style:style>
    <style:style style:name="P69" style:family="paragraph" style:parent-style-name="Preformatted_20_Text">
      <style:text-properties fo:font-weight="bold" officeooo:paragraph-rsid="0019ce53" style:font-weight-asian="bold"/>
    </style:style>
    <style:style style:name="P70" style:family="paragraph" style:parent-style-name="Preformatted_20_Text">
      <style:text-properties fo:font-weight="bold" fo:background-color="#ffff00" style:font-weight-asian="bold" style:font-weight-complex="bold"/>
    </style:style>
    <style:style style:name="P71" style:family="paragraph" style:parent-style-name="Preformatted_20_Text">
      <style:text-properties officeooo:rsid="0019ce53" officeooo:paragraph-rsid="001caf9e"/>
    </style:style>
    <style:style style:name="P72" style:family="paragraph" style:parent-style-name="Preformatted_20_Text" style:master-page-name="Standard">
      <style:paragraph-properties style:page-number="auto"/>
    </style:style>
    <style:style style:name="P73" style:family="paragraph" style:parent-style-name="Standard_20__28_user_29_">
      <style:text-properties fo:color="#000000" fo:font-weight="normal" officeooo:rsid="0046fad2" officeooo:paragraph-rsid="0046fad2" style:font-weight-asian="normal" style:font-weight-complex="normal"/>
    </style:style>
    <style:style style:name="P74" style:family="paragraph" style:parent-style-name="Standard_20__28_user_29_">
      <style:text-properties fo:font-weight="bold" officeooo:rsid="0039e75d" officeooo:paragraph-rsid="003e5fe1" style:font-weight-asian="bold" style:font-weight-complex="bold"/>
    </style:style>
    <style:style style:name="P75" style:family="paragraph" style:parent-style-name="Standard_20__28_user_29_">
      <style:text-properties fo:font-weight="bold" officeooo:paragraph-rsid="003e5fe1" style:font-weight-asian="bold" style:font-weight-complex="bold"/>
    </style:style>
    <style:style style:name="P76" style:family="paragraph" style:parent-style-name="Standard_20__28_user_29_">
      <style:text-properties fo:font-weight="bold" officeooo:rsid="002dd657" officeooo:paragraph-rsid="003e5fe1" style:font-weight-asian="bold" style:font-weight-complex="bold"/>
    </style:style>
    <style:style style:name="P77" style:family="paragraph" style:parent-style-name="Standard_20__28_user_29_">
      <style:text-properties fo:font-weight="bold" officeooo:rsid="0048938c" officeooo:paragraph-rsid="0048938c" style:font-weight-asian="bold" style:font-weight-complex="bold"/>
    </style:style>
    <style:style style:name="P78" style:family="paragraph" style:parent-style-name="Standard_20__28_user_29_">
      <style:text-properties style:text-underline-style="solid" style:text-underline-width="auto" style:text-underline-color="font-color" officeooo:rsid="00413f0e" officeooo:paragraph-rsid="00413f0e" fo:background-color="#ffcc00"/>
    </style:style>
    <style:style style:name="P79" style:family="paragraph" style:parent-style-name="Standard_20__28_user_29_">
      <style:text-properties style:text-underline-style="solid" style:text-underline-width="auto" style:text-underline-color="font-color" officeooo:rsid="004a2261" officeooo:paragraph-rsid="004a2261" fo:background-color="#ffcc00"/>
    </style:style>
    <style:style style:name="P80" style:family="paragraph" style:parent-style-name="Standard_20__28_user_29_">
      <style:text-properties officeooo:paragraph-rsid="004a2261"/>
    </style:style>
    <style:style style:name="P81" style:family="paragraph" style:parent-style-name="Standard">
      <style:text-properties fo:background-color="#ffcc00"/>
    </style:style>
    <style:style style:name="T1" style:family="text">
      <style:text-properties fo:color="#ff66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/>
    </style:style>
    <style:style style:name="T4" style:family="text">
      <style:text-properties fo:color="#00ccff"/>
    </style:style>
    <style:style style:name="T5" style:family="text">
      <style:text-properties fo:color="#3333ff"/>
    </style:style>
    <style:style style:name="T6" style:family="text">
      <style:text-properties fo:color="#3333ff" fo:font-weight="bold" style:font-weight-asian="bold" style:font-weight-complex="bold"/>
    </style:style>
    <style:style style:name="T7" style:family="text">
      <style:text-properties fo:color="#0000ff" fo:background-color="#ffffff" loext:char-shading-value="0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color="#ff0000" fo:font-weight="bold" fo:background-color="#ffffff" loext:char-shading-value="0" style:font-weight-asian="bold"/>
    </style:style>
    <style:style style:name="T10" style:family="text">
      <style:text-properties fo:color="#ff0000" style:font-weight-complex="bold"/>
    </style:style>
    <style:style style:name="T11" style:family="text">
      <style:text-properties fo:background-color="#ffffff" loext:char-shading-value="0"/>
    </style:style>
    <style:style style:name="T12" style:family="text">
      <style:text-properties fo:color="#000000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4a2261" fo:background-color="#ffcc00" loext:char-shading-value="0"/>
    </style:style>
    <style:style style:name="T16" style:family="text">
      <style:text-properties officeooo:rsid="001caf9e"/>
    </style:style>
    <style:style style:name="T17" style:family="text">
      <style:text-properties officeooo:rsid="00298bfb"/>
    </style:style>
    <style:style style:name="T18" style:family="text">
      <style:text-properties fo:font-style="italic" style:text-underline-style="solid" style:text-underline-width="auto" style:text-underline-color="font-color" officeooo:rsid="00324540" fo:background-color="#ffff00" loext:char-shading-value="0" style:font-style-asian="italic" style:font-style-complex="italic"/>
    </style:style>
    <style:style style:name="T19" style:family="text">
      <style:text-properties officeooo:rsid="003807ce"/>
    </style:style>
    <style:style style:name="T20" style:family="text">
      <style:text-properties officeooo:rsid="0039e75d"/>
    </style:style>
    <style:style style:name="T21" style:family="text">
      <style:text-properties officeooo:rsid="003bad0f"/>
    </style:style>
    <style:style style:name="T22" style:family="text">
      <style:text-properties officeooo:rsid="003d5fdd"/>
    </style:style>
    <style:style style:name="T23" style:family="text">
      <style:text-properties officeooo:rsid="0046fad2"/>
    </style:style>
    <style:style style:name="T24" style:family="text">
      <style:text-properties officeooo:rsid="004893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trustkernel123+1sT</text:p>
      <text:p text:style-name="P69"/>
      <text:p text:style-name="P6">一、移植前准备</text:p>
      <text:p text:style-name="Standard_20__28_user_29_">1.问他们证书信息。存在哪里，内存信息，kernel用那个</text:p>
      <text:p text:style-name="P71"/>
      <text:p text:style-name="P71"><text:span text:style-name="T16">2.</text:span>新的bsp</text:p>
      <text:p text:style-name="P71">meta factery</text:p>
      <text:p text:style-name="P71">不要忘记 加 trustkernel.MT6739.rc</text:p>
      <text:p text:style-name="P43"><text:s/>import /vendor/etc/init/trustkernel.common.rc</text:p>
      <text:p text:style-name="P44">import /vendor/etc/init/trustkernel.MT6739.rc</text:p>
      <text:p text:style-name="P44"/>
      <text:p text:style-name="P63"><text:span text:style-name="T18">3. sdrpmb的 证书是 protect <text:s text:c="2"/></text:span>EVALUATE</text:p>
      <text:p text:style-name="P63">证书状态是 protect ： ok</text:p>
      <text:p text:style-name="P63"/>
      <text:p text:style-name="P65">4. 注意ATF的patch 的时候注意 平台</text:p>
      <text:p text:style-name="P63"/>
      <text:p text:style-name="P6">---------------------------------------------------------------------------------------------------------------<text:line-break/></text:p>
      <text:p text:style-name="P6">2.首先看bmp 信息（证书）</text:p>
      <text:p text:style-name="Preformatted_20_Text">工程里面 out/target/product/xxx(编译的工程)/</text:p>
      <text:p text:style-name="Standard_20__28_user_29_">grep -e ro.product.brand -e ro.product.model <text:s/>-e ro.board.platform system/build.prop vendor/build.prop</text:p>
      <text:p text:style-name="Standard_20__28_user_29_">pld -device -s</text:p>
      <text:p text:style-name="Standard_20__28_user_29_"/>
      <text:p text:style-name="P60">用rpmb证书要注意 39</text:p>
      <text:p text:style-name="P54">pld –device -st </text:p>
      <text:p text:style-name="P54">invid</text:p>
      <text:p text:style-name="P54"><text:s/></text:p>
      <text:p text:style-name="P54">ifeq ("$(TRUSTONIC_TEE_SUPPORT)","yes") </text:p>
      <text:p text:style-name="P54">CFG_RPMB_SET_KEY :=1 </text:p>
      <text:p text:style-name="P54">else ifeq ("$(strip $(MTK_GOOGLE_TRUSTY_SUPPORT))","yes") </text:p>
      <text:p text:style-name="P54">CFG_RPMB_SET_KEY :=1 </text:p>
      <text:p text:style-name="P54">else ifeq ("$(strip $(TRUSTKERNEL_TEE_SUPPORT))","yes") </text:p>
      <text:p text:style-name="P54">CFG_RPMB_SET_KEY :=1 <text:s text:c="148"/></text:p>
      <text:p text:style-name="P54">else </text:p>
      <text:p text:style-name="P54">CFG_RPMB_SET_KEY :=0 </text:p>
      <text:p text:style-name="P53">endif </text:p>
      <text:p text:style-name="Standard_20__28_user_29_"/>
      <text:p text:style-name="Standard_20__28_user_29_">3. 本地建立git</text:p>
      <text:p text:style-name="Standard_20__28_user_29_"><text:s/>git init</text:p>
      <text:p text:style-name="Standard_20__28_user_29_"><text:s/>git add .</text:p>
      <text:p text:style-name="Standard_20__28_user_29_"><text:s/>git commit -m "init"</text:p>
      <text:p text:style-name="Standard_20__28_user_29_"/>
      <text:p text:style-name="Standard_20__28_user_29_">4. 有指纹的手机先注释掉指纹</text:p>
      <text:p text:style-name="Preformatted_20_Text">kernel-3.18/drivers/input/Makefile</text:p>
      <text:p text:style-name="Preformatted_20_Text">obj-$(CONFIG_MTK_FINGERPRINT_SUPPORT) <text:s/>+= fingerprint/</text:p>
      <text:p text:style-name="P6">---------------------------------------------------------------------------------------------------------------</text:p>
      <text:p text:style-name="P10">1、使用情况：</text:p>
      <text:p text:style-name="P11">          （1）、需要自己配置MTK_TEE_DRAM_SIZE=0x600000（路径：vendor/mediatek/proprietary/trustzone/custom/build/project/项目名.mk）</text:p>
      <text:p text:style-name="P11"><text:soft-page-break/>          （2）、在该版本上kph ta文件会放在代码中编译，每个项目的keybox会拆出一个array.c(array.c见附件)，放到以下路径：vendor/mediatek/proprietary/trustzone/trustkernel/source/build/项目名/下（和该项目的证书在同一个目录）</text:p>
      <text:p text:style-name="P11"/>
      <text:p text:style-name="P11">       2、使用场景：</text:p>
      <text:p text:style-name="P11">              （1）、该版本配置为最低内存配置，因此请用在没有指纹的项目上。</text:p>
      <text:p text:style-name="P11"/>
      <text:p text:style-name="P37">GO版本带指纹 20M，最小的15M， <text:line-break/>非GO版本带指纹 20M， 或者32M<text:line-break/>GO版本不带指纹 6M，， <text:line-break/>非GO版本不带指纹 20M， 或者32M</text:p>
      <text:p text:style-name="P12"/>
      <text:p text:style-name="P13">不同内存版本之间的差异文件说明：<text:line-break/>a) 6M版本（android go不带指纹）：<text:line-break/>i. vendor/mediatek/proprietary/trustzone/custom/build/project/工程名.mk文件中MTK_TEE_DRAM_SIZE=0x600000<text:line-break/>ii. vendor/mediatek/proprietary/bootable/bootloader/preloader/platform/平台名/src/security/trustzone/inc/tz_tkcore.h<text:line-break/>#define TKCORE_SHM_SIZE_LIMIT  (0x200000U)<text:line-break/>iii． vendor/mediatek/proprietary/trustzone/trustkernel/source/bsp/platform/平台名/tee/tee.bin的大小应该为6M的tee.bin<text:line-break/>b) 20M版本（android go 带指纹）：<text:line-break/>i. vendor/mediatek/proprietary/trustzone/custom/build/project/工程名.mk文件中MTK_TEE_DRAM_SIZE=0x1400000<text:line-break/>ii. vendor/mediatek/proprietary/bootable/bootloader/preloader/platform/平台名/src/security/trustzone/inc/tz_tkcore.h<text:line-break/>#define TKCORE_SHM_SIZE_LIMIT  (0x400000U)<text:line-break/>iii. vendor/mediatek/proprietary/trustzone/trustkernel/<text:span text:style-name="T19">0</text:span>source/bsp/platform/平台名/tee/tee.bin的大小应该为20M的tee.bin<text:line-break/>c) 36M版本：<text:line-break/></text:p>
      <text:p text:style-name="P15">v0.8.9-gp-mt6771-pie-mo-kme-sdrpmb-fp</text:p>
      <text:p text:style-name="P15">tkcoreos-rev:v0.8.9-gp-mt6771-pie-mo-kme-sdrpmb-fp-0xF0000000-0x2000000-0x400000</text:p>
      <text:p text:style-name="P15">v0.8.9-gp-mt6771-pie-mo-kme-sdrpmb-fp #1 arm</text:p>
      <text:p text:style-name="P14"/>
      <text:p text:style-name="P13">i. vendor/mediatek/proprietary/trustzone/custom/build/project/工程名.mk文件中MTK_TEE_DRAM_SIZE=0x2400000<text:line-break/>ii. vendor/mediatek/proprietary/bootable/bootloader/preloader/platform/平台名/src/security/trustzone/inc/tz_tkcore.h<text:line-break/>#define TKCORE_SHM_SIZE_LIMIT  (0x400000U)<text:line-break/>iii. vendor/mediatek/proprietary/trustzone/trustkernel/source/bsp/platform/平台名/tee/tee.bin的大小应该为36M的tee.bin</text:p>
      <text:p text:style-name="Standard_20__28_user_29_">---------------------------------------------------------------------------------------------------------------</text:p>
      <text:p text:style-name="P6"><text:soft-page-break/>二、adb 命令技巧</text:p>
      <text:p text:style-name="Standard_20__28_user_29_"><text:s/>adb wait-for-device;adb logcat|tee log.txt</text:p>
      <text:p text:style-name="Standard_20__28_user_29_"><text:s/>adb shell cat //tkcore.log|tee log.txt</text:p>
      <text:p text:style-name="Standard_20__28_user_29_">---------------------------------------------------------------------------------------------------------------</text:p>
      <text:p text:style-name="P6">三、测试</text:p>
      <text:p text:style-name="Standard_20__28_user_29_"><text:s/>adb root</text:p>
      <text:p text:style-name="Standard_20__28_user_29_"><text:s/>adb remount</text:p>
      <text:p text:style-name="Standard_20__28_user_29_"><text:s/>adb push ta/ vendor/app/t6/</text:p>
      <text:p text:style-name="Standard_20__28_user_29_"><text:s/>adb push ca/gptest system/bin</text:p>
      <text:p text:style-name="Standard_20__28_user_29_"><text:s/>gptest 2&gt;&amp;1 |tee /data/gptest.log</text:p>
      <text:p text:style-name="Standard_20__28_user_29_"><text:s/>pld -device -st</text:p>
      <text:p text:style-name="Standard_20__28_user_29_"><text:s/>ps -ef | grep teed //两条</text:p>
      <text:p text:style-name="P5">如果没有两条检查：（6750的）</text:p>
      <text:p text:style-name="P5">service teed /vendor/bin/teed --systapath /vendor/app/t6 --prot /vendor/protect_f/tee --sdrpmbdev /dev/block/platform/mtk-msdc.0/11230000.msdc0/by-name/sdrpmb</text:p>
      <text:p text:style-name="P5"><text:tab/>user system</text:p>
      <text:p text:style-name="P5"><text:bookmark text:name="_GoBack"/><text:tab/>group system</text:p>
      <text:p text:style-name="Standard_20__28_user_29_"><text:tab/>class core</text:p>
      <text:p text:style-name="Standard_20__28_user_29_">正确：</text:p>
      <text:p text:style-name="Standard_20__28_user_29_">service teed /vendor/bin/teed --systapath /vendor/app/t6 --sdrpmbdev /dev/block/platform/mtk-msdc.0/11230000.msdc0/by-name/sdrpmb --prot /protect_f/tee </text:p>
      <text:p text:style-name="Standard_20__28_user_29_"><text:tab/>user system</text:p>
      <text:p text:style-name="Standard_20__28_user_29_"><text:tab/>group system</text:p>
      <text:p text:style-name="Standard_20__28_user_29_"/>
      <text:p text:style-name="P58">tee环境按照如下测试:</text:p>
      <text:p text:style-name="P58"/>
      <text:p text:style-name="P58">1.adb 进去手机 先输入两条命令：</text:p>
      <text:p text:style-name="P58">pld -device -st</text:p>
      <text:p text:style-name="P58">ps -ef | grep teed</text:p>
      <text:p text:style-name="P58">执行每一条完都要截图发一下</text:p>
      <text:p text:style-name="P58">2.代码工程里： vendor/mediatek/proprietary/trustzone/trustkernel/source/test</text:p>
      <text:p text:style-name="P58">adb push gptest system/bin</text:p>
      <text:p text:style-name="P58">adb push ta/ vendor/app/t6</text:p>
      <text:p text:style-name="P58">手机上：</text:p>
      <text:p text:style-name="P59">adb shell gptest 2&gt;&amp;1 |tee gptest.log</text:p>
      <text:p text:style-name="P58">把 gp_test.log发给一下</text:p>
      <text:p text:style-name="Standard_20__28_user_29_">---------------------------------------------------------------------------------------------------------------</text:p>
      <text:p text:style-name="P6">四、编译：</text:p>
      <text:p text:style-name="P6"><text:s text:c="2"/>make -j16 2&gt;&amp;1 |tee build.log</text:p>
      <text:p text:style-name="Standard_20__28_user_29_"><text:s text:c="2"/>mmm vendor/mediatek/proprietary/bootable/bootloader/preloader/:pl</text:p>
      <text:p text:style-name="Standard_20__28_user_29_"><text:s text:c="2"/>mmm vendor/mediatek/proprietary/trustzone/custom/build/:trustzone</text:p>
      <text:p text:style-name="Standard_20__28_user_29_">但编译</text:p>
      <text:p text:style-name="Standard_20__28_user_29_"><text:s text:c="2"/>make systemimage</text:p>
      <text:p text:style-name="Standard_20__28_user_29_"><text:s text:c="2"/>make vebdorimage</text:p>
      <text:p text:style-name="P6"/>
      <text:p text:style-name="P6">拉取编译的</text:p>
      <text:p text:style-name="Standard_20__28_user_29_">rsync wzh@192.168.0.165:/home/wzh/project/mt6739o1/out/target/product/y41m_1g/ /home/dartonzhang/Downloads/img/ -av --include={*.txt,*.bin,*.img} --exclude '/*'</text:p>
      <text:p text:style-name="Standard_20__28_user_29_"><text:soft-page-break/>---------------------------------------------------------------------------------------------------------------</text:p>
      <text:p text:style-name="Standard_20__28_user_29_"><text:span text:style-name="T2"><text:s/>五、查看out编译的目录文件正确与否</text:span>：</text:p>
      <text:p text:style-name="Standard_20__28_user_29_"><text:s/><text:span text:style-name="T3">kernel编译</text:span>：** 文件要改对**</text:p>
      <text:p text:style-name="Standard_20__28_user_29_"><text:s/><text:span text:style-name="T4">vi out/target/product/k50v1_64/obj/KERNEL_OBJ/.config</text:span></text:p>
      <text:p text:style-name="P55">注意 64 、34</text:p>
      <text:p text:style-name="P55"/>
      <text:p text:style-name="P51">arm64 <text:s text:c="2"/>arm</text:p>
      <text:p text:style-name="P51">vi ./arch/<text:span text:style-name="T12">arm64</text:span>/configs/k39tv1_64_bsp_debug_defconfig</text:p>
      <text:p text:style-name="Standard_20__28_user_29_"><text:s/>会有如下：</text:p>
      <text:p text:style-name="Standard_20__28_user_29_"><text:s/>CONFIG_TRUSTKERNEL_TEE_SUPPORT=y</text:p>
      <text:p text:style-name="Standard_20__28_user_29_"><text:s/>CONFIG_TRUSTKERNEL_TEE_RPMB_SUPPORT=y</text:p>
      <text:p text:style-name="Standard_20__28_user_29_"><text:s/>CONFIG_TRUSTKERNEL_TEE_FP_SUPPORT=y</text:p>
      <text:p text:style-name="Standard_20__28_user_29_"><text:span text:style-name="T3"><text:s/>sdrmp编译</text:span>：** 表要改对**</text:p>
      <text:p text:style-name="Standard_20__28_user_29_"><text:s/>cat <text:s/>out/target/product/k50v1/MT6750_Android_scatter.txt | grep sdr</text:p>
      <text:p text:style-name="Standard_20__28_user_29_"><text:s/>partition_name: sdrpmb</text:p>
      <text:p text:style-name="P52"/>
      <text:p text:style-name="Standard_20__28_user_29_"/>
      <text:p text:style-name="Standard_20__28_user_29_"><text:s/>---------------------------------------------------------------------------------------------------------------</text:p>
      <text:p text:style-name="P6"/>
      <text:p text:style-name="P39">七、pld --device --st</text:p>
      <text:p text:style-name="P39"><text:s/>error：</text:p>
      <text:p text:style-name="Standard_20__28_user_29_">VERSION: 00000002 DEVICE BRAND:alps MODEL: sr6580_we_n PLATFORM: mt6580 STATUS: [ VERIFIED EXPIRED ] RND: 2825101412</text:p>
      <text:p text:style-name="Standard_20__28_user_29_"><text:s/>VERSION: 00000001 TRUSTSTORE: RPMB(0) s<text:span text:style-name="T3">tatus: INVALID</text:span></text:p>
      <text:p text:style-name="P20">ueventd.mt6755.rc： 设备的所有标准路径</text:p>
      <text:p text:style-name="P40"><text:s text:c="2"/>device/mediatek/mt6755</text:p>
      <text:p text:style-name="P41"><text:s/>解决：检查手机的目录</text:p>
      <text:p text:style-name="Standard_20__28_user_29_">1. /workspace/data/mt6580/mobiwire-mt6580-androidN/<text:span text:style-name="T5">device/mediatek/mt6580</text:span></text:p>
      <text:p text:style-name="Standard_20__28_user_29_"><text:s/>@修改文件 vi ueventd.mt6580.rc</text:p>
      <text:p text:style-name="Standard_20__28_user_29_"><text:s/>/dev/block/platform/mtk-msdc.0/11120000.msdc0/by-name/sdrpmb</text:p>
      <text:p text:style-name="Standard_20__28_user_29_">2. @修改文件init.trustkernel.rc 修改为 （trustkernel.rc ）</text:p>
      <text:p text:style-name="Standard_20__28_user_29_"><text:s text:c="3"/>vendor/mediatek/proprietary/trustzone/trustkernel/<text:span text:style-name="T5">source/bsp/platform/common/scripts</text:span></text:p>
      <text:p text:style-name="Standard_20__28_user_29_"><text:s text:c="2"/>/dev/block/platform/mtk-msdc.0/11120000.msdc0/by-name/sdrpmb</text:p>
      <text:p text:style-name="Standard_20__28_user_29_"/>
      <text:p text:style-name="P61">– ### <text:s/>UNVERIFIED EXPIRED </text:p>
      <text:p text:style-name="P7">证书错误</text:p>
      <text:p text:style-name="P62"><text:span text:style-name="T17">1.</text:span>&lt;3&gt;ERR TKCore:tee_ta_invoke_command:2122: TrustKernel OS running on un-verifie devices <text:s text:c="3"/></text:p>
      <text:p text:style-name="P62"><text:span text:style-name="T17">2.[ <text:s text:c="2"/>20.343738] &lt;1&gt;[ <text:s text:c="2"/>24.475100]: &lt;3&gt;ERR TKCore:tee_rpmb_init:1206: Failed to verify RPMB key</text:span> <text:s text:c="81"/></text:p>
      <text:p text:style-name="Standard_20__28_user_29_">---------------------------------------------------------------------------------------------------------------</text:p>
      <text:p text:style-name="P6">十、 出现 [TZ_INIT] SW jump addr is 0xBEC00000 开不了机</text:p>
      <text:p text:style-name="Standard_20__28_user_29_"><text:s/>是tee.bin的版本出错误</text:p>
      <text:p text:style-name="Standard_20__28_user_29_"><text:s/>看版本：tee.bin 目录</text:p>
      <text:p text:style-name="Standard_20__28_user_29_"><text:s/>vendor/mediatek/proprietary/trustzone/trustkernel/source/bsp/platform/mt6580/tee/</text:p>
      <text:p text:style-name="P19"><text:s/>strings tee.bin| grep gp</text:p>
      <text:p text:style-name="Standard_20__28_user_29_"><text:s/>v0.8.5-gp-mt6580-pie-mo-sdrpmb-fp</text:p>
      <text:p text:style-name="Standard_20__28_user_29_"><text:s/>tkcoreos-rev:v0.8.5-gp-mt6580-pie-mo-sdrpmb-fp-0xF0000000-<text:span text:style-name="T5">0x01000000-0x400000</text:span> 内存大小</text:p>
      <text:p text:style-name="Standard_20__28_user_29_"><text:s/>v0.8.5-gp-mt6580-pie-mo-sdrpmb-fp #1 arm</text:p>
      <text:p text:style-name="Standard_20__28_user_29_"><text:soft-page-break/>---------------------------------------------------------------------------------------------------------------</text:p>
      <text:p text:style-name="P6">八、注意事项宏控以下位置：<text:line-break/>1 kernel 补丁注意</text:p>
      <text:p text:style-name="Standard_20__28_user_29_">kernel-3.18/arch/arm/configs/sr6580_we_n_defconfig</text:p>
      <text:p text:style-name="Standard_20__28_user_29_"><text:s/>CONFIG_TRUSTKERNEL_TEE_SUPPORT=y</text:p>
      <text:p text:style-name="Standard_20__28_user_29_"><text:s/>CONFIG_TRUSTKERNEL_TEE_FP_SUPPORT=y</text:p>
      <text:p text:style-name="Standard_20__28_user_29_"><text:s/>CONFIG_TRUSTKERNEL_TEE_RPMB_SUPPORT=y</text:p>
      <text:p text:style-name="P45"><text:s/>****** debug 版本的也要 添加 ***********</text:p>
      <text:p text:style-name="P38">2.一共6个地方：</text:p>
      <text:p text:style-name="P20">device/sagetel/sr6737_we_n/ProjectConfig.mk</text:p>
      <text:p text:style-name="P46"><text:s text:c="3"/>--需要注意是不是 定制的 如下面有 maisui 就要修改这个的目录下的</text:p>
      <text:p text:style-name="P46">device/mediateksample/k50v1_64/ProjectConfig.mk</text:p>
      <text:p text:style-name="P47">MTK_TEE_SUPPORT = yes</text:p>
      <text:p text:style-name="P47">MTK_ATF_SUPPORT = yes <text:s text:c="178"/></text:p>
      <text:p text:style-name="P47">TRUSTKERNEL_TEE_SUPPORT = yes</text:p>
      <text:p text:style-name="P20"/>
      <text:p text:style-name="P20">kernel-3.18/arch/arm/configs/sr6737_we_n_debug_defconfig</text:p>
      <text:p text:style-name="P20">kernel-3.18/arch/arm/configs/sr6737_we_n_defconfig</text:p>
      <text:p text:style-name="P20"/>
      <text:p text:style-name="P20">vendor/mediatek/proprietary/bootable/bootloader/preloader/platform/mt6735/default.mak</text:p>
      <text:p text:style-name="P22">vendor/mediatek/proprietary/bootable/bootloader/preloader/custom/sr6737_we_n/cust_bldr.mak</text:p>
      <text:p text:style-name="P22"/>
      <text:p text:style-name="P16"><text:s/>CFG_TEE_SUPPORT = 1</text:p>
      <text:p text:style-name="P16"><text:s/>CFG_TRUSTKERNEL_TEE_SUPPORT = 1</text:p>
      <text:p text:style-name="P16"><text:s/>CFG_TRUSTKERNEL_TEE_SDRPMB_SUPPORT= 1</text:p>
      <text:p text:style-name="P17"/>
      <text:p text:style-name="P23">vendor/mediatek/proprietary/bootable/bootloader/preloader/custom/sr6737_we_n/<text:span text:style-name="T23">l7101.mk</text:span></text:p>
      <text:p text:style-name="P23"/>
      <text:p text:style-name="P18">MTK_TEE_SUPPORT=yes</text:p>
      <text:p text:style-name="P18">TRUSTKERNEL_TEE_SUPPORT=yes</text:p>
      <text:p text:style-name="P18"><text:s/></text:p>
      <text:p text:style-name="P18"><text:s/>export MTK_PLATFORM MTK_TEE_SUPPORT TRUSTKERNEL_TEE_SUPPORT</text:p>
      <text:p text:style-name="P22"/>
      <text:p text:style-name="P21">vendor/mediatek/proprietary/trustzone/custom/build/project/l701.mk</text:p>
      <text:p text:style-name="P21"><text:s/>MTK_ATF_SUPPORT = yes <text:s text:c="178"/></text:p>
      <text:p text:style-name="P21"><text:s text:c="2"/>MTK_TEE_SUPPORT = yes</text:p>
      <text:p text:style-name="P21"><text:s text:c="2"/>TRUSTONIC_TEE_SUPPORT = no</text:p>
      <text:p text:style-name="P21"><text:s text:c="2"/>MICROTRUST_TEE_SUPPORT = no</text:p>
      <text:p text:style-name="P21"><text:s text:c="2"/>MTK_GOOGLE_TRUSTY_SUPPORT = no</text:p>
      <text:p text:style-name="P21"><text:s text:c="2"/>TRUSTKERNEL_TEE_SUPPORT = yes</text:p>
      <text:p text:style-name="P21"><text:s text:c="2"/>MTK_TEE_DRAM_SIZE=0x2400000</text:p>
      <text:p text:style-name="P21"/>
      <text:p text:style-name="P20">vendor/mediatek/proprietary/trustzone/custom/build/project/sr6737_we_n.mk</text:p>
      <text:p text:style-name="P6"><text:s/>custom/k50v1_64/k50v1_64.mk</text:p>
      <text:p text:style-name="P6"/>
      <text:p text:style-name="P48">3.不要忘记打</text:p>
      <text:p text:style-name="P48">sepolicy_bsp_nonplat.patch</text:p>
      <text:p text:style-name="P6">---------------------------------------------------------------------------------------------------------------</text:p>
      <text:p text:style-name="P6">九、升级的N→O</text:p>
      <text:p text:style-name="P6"><text:soft-page-break/>1.</text:p>
      <text:p text:style-name="Standard_20__28_user_29_">vendor/mediatek/proprietary/trustzone/trustkernel/source/bsp/platform/common/scripts/device_trustkernel.mk</text:p>
      <text:p text:style-name="Standard_20__28_user_29_">替换成：</text:p>
      <text:p text:style-name="Preformatted_20_Text">PRODUCT_COPY_FILES += vendor/mediatek/proprietary/trustzone/trustkernel/source/bsp/platform/common/scripts/$(TRUSTKERNEL_RC):$<text:span text:style-name="T1">(COPY_DIR)</text:span>/etc/init/trustkernel.rc</text:p>
      <text:p text:style-name="Preformatted_20_Text">（最好把 trustkernel_fota.rc内容替换trustkernel.rc）</text:p>
      <text:p text:style-name="P68">2. vendor/mediatek/proprietary/trustzone/trustkernel/source/external/AndroidServices/keymaster_v1/module.cpp</text:p>
      <text:p text:style-name="P6">替换这个文件</text:p>
      <text:p text:style-name="P6"/>
      <text:p text:style-name="P49">3. MT6750的时候一定要把</text:p>
      <text:p text:style-name="Standard_20__28_user_29_">vendor/mediatek/proprietary/trustzone/trustkernel/source/bsp/platform/common/scripts/device_trustkernel.mk</text:p>
      <text:p text:style-name="Standard_20__28_user_29_">替换成：</text:p>
      <text:p text:style-name="Preformatted_20_Text">PRODUCT_COPY_FILES += vendor/mediatek/proprietary/trustzone/trustkernel/source/bsp/platform/common/scripts/$(TRUSTKERNEL_RC):$<text:span text:style-name="T1">(COPY_DIR)</text:span>/etc/init/trustkernel.rc</text:p>
      <text:p text:style-name="Standard_20__28_user_29_">):$<text:span text:style-name="T1">(COPY_DIR)</text:span>/etc/init/trustkernel.rc –〉vendor/init/trustkernel.rc</text:p>
      <text:p text:style-name="P6"/>
      <text:p text:style-name="P70"># Android configuration files</text:p>
      <text:p text:style-name="P4"><text:s text:c="8"/>PRODUCT_COPY_FILES += vendor/mediatek/proprietary/trustzone/trustkernel/source/bsp/platform/common/scripts/$(TRUSTKERNEL_RC):/vendor/etc/init/trustkernel.rc</text:p>
      <text:p text:style-name="P68"># Android configuration files</text:p>
      <text:p text:style-name="P3"><text:s text:c="8"/>PRODUCT_COPY_FILES += vendor/mediatek/proprietary/trustzone/trustkernel/source/bsp/platform/common/scripts/$(TRUSTKERNEL_RC):system/vendor/etc/init/trustkernel.rc</text:p>
      <text:p text:style-name="P6">ueventd.mt6755.rc</text:p>
      <text:p text:style-name="P6"/>
      <text:p text:style-name="P6">我:</text:p>
      <text:p text:style-name="Standard_20__28_user_29_"><text:span text:style-name="T10">build/core/dynamic_binary.mk:20: error: vendor/mediatek/proprietary/trustzone/trustkernel/source/external/AndroidServices/keymaster_v1</text:span><text:span text:style-name="T2">: LOCAL_MODULE not defined before call to local-intermediates-dir.</text:span></text:p>
      <text:p text:style-name="P6">18:08:47 ckati failed with: exit status 1</text:p>
      <text:p text:style-name="P6">我:</text:p>
      <text:p text:style-name="P6">景仲，这个是注释掉那里来着，忘了</text:p>
      <text:p text:style-name="P6">:</text:p>
      <text:p text:style-name="P6">那个keymaster_v1 下面的Android.mk <text:s/>改个名 不让他编</text:p>
      <text:p text:style-name="P6">keymaster_v1：error 直接注释掉错误的地方：</text:p>
      <text:p text:style-name="P6"/>
      <text:p text:style-name="P6"/>
      <text:p text:style-name="P6">---------------------------------------------------------------------------------------------------------------</text:p>
      <text:p text:style-name="P6">十、文件的目录</text:p>
      <text:p text:style-name="Standard_20__28_user_29_"><text:span text:style-name="T5">- file_contexts目录</text:span>：</text:p>
      <text:p text:style-name="Standard_20__28_user_29_"><text:s/>Android 8.0</text:p>
      <text:p text:style-name="P6"><text:s/>device/mediatek/sepolicy/bsp/non_plat</text:p>
      <text:p text:style-name="P19"><text:s/>- trustkernel.rc ：</text:p>
      <text:p text:style-name="Standard_20__28_user_29_"><text:soft-page-break/><text:span text:style-name="T2"><text:s text:c="2"/>vendor/mediatek/proprietary/trustzone/trustkernel/</text:span><text:span text:style-name="T6">source/bsp/platform/common/scripts</text:span></text:p>
      <text:p text:style-name="P20">- <text:s/>ueventd.mt6755.rc： 设备的所有标准路径</text:p>
      <text:p text:style-name="P6"><text:s text:c="2"/>device/mediatek/mt6755</text:p>
      <text:p text:style-name="P50">+/dev/tkcoredrv <text:s text:c="11"/>0660 <text:s text:c="2"/>root <text:s text:c="6"/>root <text:s text:c="2"/>→ <text:s/>0666</text:p>
      <text:p text:style-name="P50">+/dev/block/platform/mtk-msdc.0/11230000.msdc0/by-name/sdrpmb 0660 <text:s text:c="3"/>root <text:s text:c="3"/>system</text:p>
      <text:p text:style-name="P6">- 证书目录</text:p>
      <text:p text:style-name="P1">vendor/mediatek/proprietary/trustzone/trustkernel/source/build/${MTK_TARGET_PROJECT}</text:p>
      <text:p text:style-name="P1">mmm vendor/mediatek/proprietary/trustzone/custom/build:trustzone</text:p>
      <text:p text:style-name="P2">编译完成后单独刷两个tee分区即可。</text:p>
      <text:p text:style-name="Standard_20__28_user_29_"/>
      <text:p text:style-name="Standard_20__28_user_29_">---------------------------------------------------------------------------------------------------------------</text:p>
      <text:p text:style-name="P6">十一、提供给客户：</text:p>
      <text:p text:style-name="Standard_20__28_user_29_"><text:s/>列出所有改动</text:p>
      <text:p text:style-name="Standard_20__28_user_29_"><text:s/>git ls-files -o --exclude-standard</text:p>
      <text:p text:style-name="Standard_20__28_user_29_"><text:s/>新增文件添加到库</text:p>
      <text:p text:style-name="Standard_20__28_user_29_"><text:s/>git add -N $(git ls-files -o --exclude-standard)</text:p>
      <text:p text:style-name="Standard_20__28_user_29_"><text:s/>git status .</text:p>
      <text:p text:style-name="Standard_20__28_user_29_"><text:s/>git diff -p &gt; revo_mt6737m_tk_1801rc10_not_full.patch</text:p>
      <text:p text:style-name="Standard_20__28_user_29_"><text:s/>vim revo_mt6737m_tk_1801rc10_not_full.patch</text:p>
      <text:p text:style-name="Standard_20__28_user_29_"><text:s/>git ls-files -m</text:p>
      <text:p text:style-name="Standard_20__28_user_29_"><text:s/>git ls-files -m &gt; list</text:p>
      <text:p text:style-name="Standard_20__28_user_29_"><text:s/>mkdir revo_mt6737m_tk_1801rc10_not_full</text:p>
      <text:p text:style-name="Standard_20__28_user_29_"><text:s/>mv list <text:s/>revo_mt6737m_tk_1801rc10_not_full.patch revo_mt6737m_tk_1801rc10_not_full</text:p>
      <text:p text:style-name="Standard_20__28_user_29_"><text:s/>移动文件到目录：</text:p>
      <text:p text:style-name="Standard_20__28_user_29_"><text:s/><text:span text:style-name="T11">cat revo_mt6737m/list | xargs -I{} rsync -Rv </text:span><text:span text:style-name="T9">./</text:span><text:span text:style-name="T11">{} revo_mt6737m/ </text:span><text:span text:style-name="T7"> #./ 代表的是git库的大目录，</text:span> </text:p>
      <text:p text:style-name="Standard_20__28_user_29_"><text:s/>mt6739o1： 客户的source name</text:p>
      <text:p text:style-name="Standard_20__28_user_29_"><text:s/>revo_mt6737m_tk_1801rc10_not_full 目标目录</text:p>
      <text:p text:style-name="Standard_20__28_user_29_"/>
      <text:p text:style-name="P64">如果参数表过长<text:span text:style-name="T21">，就在单个目录下执行。</text:span></text:p>
      <text:p text:style-name="P6"><text:s/>#把整个的source提供给客户</text:p>
      <text:p text:style-name="Standard_20__28_user_29_"><text:s/>1 list</text:p>
      <text:p text:style-name="Standard_20__28_user_29_"><text:s/>2.提出的文件 带目录</text:p>
      <text:p text:style-name="Standard_20__28_user_29_"><text:s/>3.patch</text:p>
      <text:p text:style-name="Standard_20__28_user_29_">4.<text:span text:style-name="T3">整个的bsp source目录</text:span></text:p>
      <text:p text:style-name="Standard_20__28_user_29_">–----------------------------------------------------------------------------------------------------------------------</text:p>
      <text:p text:style-name="Standard_20__28_user_29_"/>
      <text:p text:style-name="P6">十二、meta patch</text:p>
      <text:p text:style-name="Standard_20__28_user_29_"><text:s/>应用目录：vendor/mediatek/proprietary/hardware/meta/common</text:p>
      <text:p text:style-name="Standard_20__28_user_29_"><text:s/>patch目录：/vendor/mediatek/proprietary/trustzone/trustkernel/source/bsp/platform/common/meta</text:p>
      <text:p text:style-name="Standard_20__28_user_29_"><text:s/>cp 文件inc 和 src</text:p>
      <text:p text:style-name="Standard_20__28_user_29_"><text:s/>修改cpp 文件的内容：</text:p>
      <text:p text:style-name="Standard_20__28_user_29_"><text:s/>#ifdef TRUSTKERNEL_TEE_META</text:p>
      <text:p text:style-name="Standard_20__28_user_29_"><text:s text:c="5"/>free(peer_buf); <text:s text:c="11"/>//前面如果memset(0),</text:p>
      <text:p text:style-name="Standard_20__28_user_29_"><text:s text:c="5"/>peer_buf = (char*)malloc(pFrm-&gt;peerLen()); //开辟内存</text:p>
      <text:p text:style-name="Standard_20__28_user_29_"><text:s text:c="5"/>memcpy(peer_buf, pFrm-&gt;peerBuf(), pFrm-&gt;peerLen()); //文件没有这两句话要将上</text:p>
      <text:p text:style-name="Standard_20__28_user_29_"><text:s text:c="5"/>peer_buff_size = pFrm-&gt;peerLen();</text:p>
      <text:p text:style-name="Standard_20__28_user_29_"><text:soft-page-break/></text:p>
      <text:p text:style-name="Standard"><text:s text:c="5"/>free(peer_buf); <text:s/></text:p>
      <text:p text:style-name="Standard_20__28_user_29_"><text:s text:c="5"/>peer_buf = (char*)malloc(pFrm-&gt;peerLen()); </text:p>
      <text:p text:style-name="Standard_20__28_user_29_"><text:s text:c="5"/>memcpy(peer_buf, pFrm-&gt;peerBuf(), pFrm-&gt;peerLen()); </text:p>
      <text:p text:style-name="Standard_20__28_user_29_"><text:s text:c="5"/>peer_buff_size = pFrm-&gt;peerLen();</text:p>
      <text:p text:style-name="Standard_20__28_user_29_">////////////////////////////////////////////////////////////////////////////////////////////////////////////////////////////////////////////////</text:p>
      <text:p text:style-name="Standard_20__28_user_29_"/>
      <text:p text:style-name="P56"><text:s/>#ifdef TRUSTKERNEL_TEE_META</text:p>
      <text:p text:style-name="P56"><text:s text:c="6"/>if ((peer_buf = (char*) malloc(pFrm-&gt;peerLen())) == NULL) {</text:p>
      <text:p text:style-name="P56"><text:s text:c="10"/>META_LOG("[Meta][FT] Ft_Customer malloc fail");</text:p>
      <text:p text:style-name="P56"><text:s text:c="10"/>return;</text:p>
      <text:p text:style-name="P56"><text:s text:c="6"/>}</text:p>
      <text:p text:style-name="P56"><text:s/></text:p>
      <text:p text:style-name="P56"><text:s text:c="6"/>memcpy(peer_buf, pFrm-&gt;peerBuf(), pFrm-&gt;peerLen());</text:p>
      <text:p text:style-name="P56"><text:s text:c="6"/>peer_buff_size = pFrm-&gt;peerLen();</text:p>
      <text:p text:style-name="P56"><text:s/></text:p>
      <text:p text:style-name="P56"><text:s text:c="5"/>/* ret == 1 means this command is NOT a TRUSTKERNEL meta buf.</text:p>
      <text:p text:style-name="P56"><text:s text:c="6"/>* Therefore, you are free to let other handlers to</text:p>
      <text:p text:style-name="P56"><text:s text:c="6"/>* handle this customer op.</text:p>
      <text:p text:style-name="P56"><text:s text:c="6"/>*</text:p>
      <text:p text:style-name="P56"><text:s text:c="6"/>* ret &lt; 0 means error happens in this handler</text:p>
      <text:p text:style-name="P56"><text:s text:c="6"/>*/</text:p>
      <text:p text:style-name="P56"><text:s/></text:p>
      <text:p text:style-name="P56"><text:s text:c="5"/>int ret;</text:p>
      <text:p text:style-name="P56"><text:s text:c="5"/>if ((ret = handle_trustkernel_meta_command(</text:p>
      <text:p text:style-name="P56"><text:s text:c="9"/>req-&gt;cmd.m_u1Dummy,</text:p>
      <text:p text:style-name="P56"><text:s text:c="9"/>&amp;peer_buf, &amp;peer_buff_size,</text:p>
      <text:p text:style-name="P56"><text:s text:c="9"/>&amp;ft_cnf.result.m_u1Dummy)) &lt; 0) {</text:p>
      <text:p text:style-name="P56"><text:s text:c="9"/>META_LOG("handle_trustkernel_meta_command internal error\n");</text:p>
      <text:p text:style-name="P56"><text:s text:c="5"/>}</text:p>
      <text:p text:style-name="P56">///////////////////////////////////////////////////////////////////////////////////////////////////////////////////////////////////////////</text:p>
      <text:p text:style-name="P67"><text:span text:style-name="T8">六 、 </text:span><text:span text:style-name="T2"><text:s/>产线out test：</text:span></text:p>
      <text:p text:style-name="P9"/>
      <text:p text:style-name="P9"><text:s/>strings out/target/product/y41m_1g/system/bin/meta_tst | grep meta</text:p>
      <text:p text:style-name="P9"><text:s/>strings out/target/product/y41m_1g/system/bin/meta_tst | grep metas</text:p>
      <text:p text:style-name="P9"/>
      <text:p text:style-name="P67"><text:s/>adb pull /system/vendor/bin/meta_tst . 或者 adb pull /system/vendor/meta_tst .</text:p>
      <text:p text:style-name="P67"><text:tab/></text:p>
      <text:p text:style-name="P67"><text:s/>void __kpha_debugprint(const char *, int, const char *, const char *, ...)</text:p>
      <text:p text:style-name="P67"><text:s/>int kph_import_config(char *, int)</text:p>
      <text:p text:style-name="P67"><text:s/>kph import_config failed</text:p>
      <text:p text:style-name="P67"><text:s/>int kph_import_ta_data(char *, int)</text:p>
      <text:p text:style-name="P67"><text:s/>kph -c import_data -i</text:p>
      <text:p text:style-name="P67"><text:s/>int kph_import_ta_key(char *, int)</text:p>
      <text:p text:style-name="P67"><text:s/>kph -c import_key -n %d -i %s</text:p>
      <text:p text:style-name="P67"><text:s/>int kph_gen_key(char *, int)</text:p>
      <text:p text:style-name="P67"><text:s/>kph -c generate -n</text:p>
      <text:p text:style-name="P67"><text:s/>int kph_export_key(char *, int)</text:p>
      <text:p text:style-name="P67"><text:s/>kph -c export_key -n %d -o /sdcard/tee/</text:p>
      <text:p text:style-name="P67"><text:s/>int kph_export_device_inf(char *, uint32_t)</text:p>
      <text:p text:style-name="P67"><text:s/>kph -c export_device -o /sdcard/tee/</text:p>
      <text:p text:style-name="P67"><text:s/>kph export DEVICE_INF failed</text:p>
      <text:p text:style-name="P67"><text:soft-page-break/><text:s/>kph</text:p>
      <text:p text:style-name="P9"><text:s/>kph -c import_config -i</text:p>
      <text:p text:style-name="P9"/>
      <text:p text:style-name="P9">工具</text:p>
      <text:p text:style-name="P67">out/target/product/sr6580_we_n/obj/<text:span text:style-name="T2">ETC/BPLGUInfoCustomAppSrcP_MT6580_S00_M</text:span>OLY_WR8_W1449_MD_WG_MP_V91_5_1_wg_n_intermediates <text:s/>: <text:span text:style-name="T20">MDB 文件</text:span></text:p>
      <text:p text:style-name="P67">out/target/product/sr6580_we_n/obj/ETC/<text:span text:style-name="T2">BPMdMetaDatabase_MOLY</text:span>_WR8_W1449_MD_WG_MP_V91_5_1_wg_n_intermediates</text:p>
      <text:p text:style-name="P67">out/target/product/sr6580_we_n/<text:span text:style-name="T2">obj/CGEN/APDB_MT6580_S01_alps-mp-n0.mp2_W17.06</text:span></text:p>
      <text:p text:style-name="P74">：AP文件 </text:p>
      <text:p text:style-name="P9"><text:span text:style-name="T20">一般在代码的out里</text:span></text:p>
      <text:p text:style-name="P9">tee.<text:span text:style-name="T24">key</text:span>写成功</text:p>
      <text:p text:style-name="P77">101 <text:s/>[08 15 16:43:51][WARN]&lt;kph_cmd&gt;: Cmd=0xc4 failed with 1</text:p>
      <text:p text:style-name="P77">102 <text:s/>[08 15 16:43:51][INFO]&lt;kph_gen_ta_key&gt;: TA0 key already generated before.</text:p>
      <text:p text:style-name="P77">103 <text:s/>[08 15 16:43:51][INFO]&lt;__kpha_init&gt;: EK Generated. Done</text:p>
      <text:p text:style-name="P77">104 <text:s/>[08 15 16:43:51][INFO]&lt;__kpha_init&gt;: Export Key&lt;0&gt;. Done</text:p>
      <text:p text:style-name="P77">105 <text:s/>[08 15 16:43:51][INFO]&lt;__kpha_init&gt;: Export Device Info. Done</text:p>
      <text:p text:style-name="P77">106 <text:s/>[08 15 16:43:51][INFO]&lt;__kpha_init&gt;: Read Output. Done</text:p>
      <text:p text:style-name="P77">107 <text:s/>[08 15 16:43:51][NOTICE]&lt;__kpha_init&gt;: KPH: DEVICE [SN: &lt;7CC02E0500000000&gt; CHIPID: &lt;72b7d1f06c88caf7fc3b1925fda07233&gt;] Complete.</text:p>
      <text:p text:style-name="P77">108 <text:s/>[08 15 16:43:51][INFO]&lt;__kpha_init&gt;: Certificate programmed before. Done </text:p>
      <text:p text:style-name="P77"/>
      <text:p text:style-name="P76">命令：</text:p>
      <text:p text:style-name="P76">kph -c import_config -i <text:s/>/vendor/app/t6/cfg.ini</text:p>
      <text:p text:style-name="P76"/>
      <text:p text:style-name="P76"/>
      <text:p text:style-name="P8">---------------------------------------------------------------------------------------------------------------</text:p>
      <text:p text:style-name="P56"/>
      <text:p text:style-name="P56"/>
      <text:p text:style-name="P6">十三、make error</text:p>
      <text:p text:style-name="P6">1.pyton 脚本注释掉</text:p>
      <text:p text:style-name="Standard_20__28_user_29_">vendor/mediatek/proprietary/trustzone/trustkernel/source/build/copy_vendor_ta.mk:9: *** vendor/mediatek/proprietary/trustzone/trustkernel/source/ta/vendor/d3998/5b9e0e41-2636-11e1-ad9e0002a5d5c51b.ta CANNOT be verified!!!. <text:s/>Stop.</text:p>
      <text:p text:style-name="Standard_20__28_user_29_"/>
      <text:p text:style-name="P24">vim vendor/mediatek/proprietary/trustzone/trustkernel/source/build/copy_vendor_ta.mk</text:p>
      <text:p text:style-name="P24"/>
      <text:p text:style-name="P25">MTK_TEE_SUPPORT = no error</text:p>
      <text:p text:style-name="P25">是</text:p>
      <text:p text:style-name="P25"><text:s/>device/mediateksample/k39tv1_64_bsp$ vi ProjectConfig.mk</text:p>
      <text:p text:style-name="Standard_20__28_user_29_"><text:span text:style-name="T13">* : </text:span><text:span text:style-name="T14"><text:s/>为了对产线支持,需要将 meta_tst </text:span><text:span text:style-name="T13">服务改为 late_start.具体修改位置为 meta_init.rc</text:span></text:p>
      <text:p text:style-name="Standard_20__28_user_29_"/>
      <text:p text:style-name="P6">2.out 没有找到文件</text:p>
      <text:p text:style-name="Standard_20__28_user_29_">/out/target/product/d3998$ <text:span text:style-name="T2">rm -rf trustzone/ tee.img</text:span></text:p>
      <text:p text:style-name="P24"/>
      <text:p text:style-name="P6">3.</text:p>
      <text:p text:style-name="Standard_20__28_user_29_">ninja: error: mkdir(out/target/product/d3998/system/vendor/etc): No such file or directory</text:p>
      <text:p text:style-name="Standard_20__28_user_29_">ninja: build stopped: .</text:p>
      <text:p text:style-name="Standard_20__28_user_29_">16:55:45 ninja failed with: exit status 1</text:p>
      <text:p text:style-name="P33"><text:soft-page-break/>./common/scripts/device_trustkernel.mk <text:s text:c="2"/>system/vendor--&gt; vendor</text:p>
      <text:p text:style-name="P24"/>
      <text:p text:style-name="P28">4.</text:p>
      <text:p text:style-name="P28"><text:s/>ninja: error: 'out/target/product/tb8163p3_64_bsp/obj_arm/SHARED_LIBRARIES/libtz_uree_intermediates/link_type', needed by 'out/target/product/tb8163p3_64_bsp/obj_ <text:s text:c="4"/>arm/SHARED_LIBRARIES/liburee_meta_drmkeyinstall_v2_intermediates/link_type', missing and no known rule to make it</text:p>
      <text:p text:style-name="P28">3898 18:09:44 ninja failed with: exit status 1</text:p>
      <text:p text:style-name="P31">pach:</text:p>
      <text:p text:style-name="P34">把这个文件加上:</text:p>
      <text:p text:style-name="P34">vendor/mediatek/libs/liburee_meta_drmkeyinstall_v2/mt8163/Android.mk</text:p>
      <text:p text:style-name="P35">ifneq ($(TRUSTKERNEL_TEE_SUPPORT), yes)</text:p>
      <text:p text:style-name="P35">endif</text:p>
      <text:p text:style-name="P28"/>
      <text:p text:style-name="P29">5.</text:p>
      <text:p text:style-name="P57"><text:s/>MTK_ATF_SUPPORT = no</text:p>
      <text:p text:style-name="P57">MTK_TEE_SUPPORT = yes</text:p>
      <text:p text:style-name="P57">MTK_IN_HOUSE_TEE_SUPPORT = no</text:p>
      <text:p text:style-name="P57">TRUSTONIC_TEE_SUPPORT = no</text:p>
      <text:p text:style-name="P57">MICROTRUST_TEE_SUPPORT = no</text:p>
      <text:p text:style-name="P57">TRUSTKERNEL_TEE_SUPPORT = yes</text:p>
      <text:p text:style-name="P57">MTK_GOOGLE_TRUSTY_SUPPORT = no</text:p>
      <text:p text:style-name="P57">include vendor/mediatek/proprietary/trustzone/custom/build/project/common.mk vendor/mediatek/proprietary/trustzone/custom/build/project/mt6580.mk vendor/mediatek/proprietary/trustzone/custom/build/project/sr6580_we_n.mk vendor/mediatek/proprietary/trustzone/custom/build/project/sr6580_we_n.mk</text:p>
      <text:p text:style-name="P57">vendor/mediatek/proprietary/trustzone/custom/build/common_config.mk:15: MTK_TEE_SUPPORT has been modified: no</text:p>
      <text:p text:style-name="P57">vendor/mediatek/proprietary/trustzone/custom/build/common_config.mk:15: previous value: yes</text:p>
      <text:p text:style-name="P29">vendor/mediatek/proprietary/trustzone/custom/build/common_config.mk:22: *** The following variables have been changed: MTK_TEE_SUPPORT</text:p>
      <text:p text:style-name="P26">修改：</text:p>
      <text:p text:style-name="P27">device/<text:span text:style-name="T22">meidsampl/project.mk</text:span></text:p>
      <text:p text:style-name="P29"/>
      <text:p text:style-name="P32">6. <text:s/>atf 编译错误 tkcore_main,c undefinded pic error</text:p>
      <text:p text:style-name="P32"/>
      <text:p text:style-name="P36">检查atf patch 是否打对平台</text:p>
      <text:p text:style-name="P36">是否编译到的话，在文件里加一点错误试一下</text:p>
      <text:p text:style-name="P36"/>
      <text:p text:style-name="P80"><text:span text:style-name="T15">7.</text:span>  39平台编译tkcore driver过程出现cast to pointer from integer of different size [-Werror=int-to-pointer-cast]</text:p>
      <text:p text:style-name="Standard">无法通过编译</text:p>
      <text:p text:style-name="P81">注释kernel-4.4/Makefile 以及 kernel-4.4/driver/misc/mediatek/Makefifle 中subdir-ccflag-y+=-Werror 可编译通过</text:p>
      <text:p text:style-name="P79"/>
      <text:p text:style-name="P30"/>
      <text:p text:style-name="Standard_20__28_user_29_">------------------------------------------------------------------------------------------------------------------------</text:p>
      <text:p text:style-name="Standard_20__28_user_29_"/>
      <text:p text:style-name="Standard_20__28_user_29_"/>
      <text:p text:style-name="Standard_20__28_user_29_"><text:soft-page-break/><text:span text:style-name="T2">十二、指纹未签名</text:span><text:line-break/><text:span text:style-name="T2">14253 [ <text:s text:c="2"/>82.845345]: &lt;4&gt;DBG TKCore:tee_dispatch_open_session:141: TA &lt;6f4d215d-5808-a000-ce-96-00-8c-83-78-dd-84&gt; =&gt; Error: ffff000f of 3^M</text:span></text:p>
      <text:p text:style-name="Standard_20__28_user_29_">14254 [ <text:s text:c="2"/>76.713115] &lt;4&gt;.(4)[557:android.hardwar]misc tkcoredrv: tee_session_create_and_open: ERROR ret=0 (err=0xffff000f, org=3, <text:s/>sessid=0x00000054)^M</text:p>
      <text:p text:style-name="Standard_20__28_user_29_">14255 [ <text:s text:c="2"/>76.715343] &lt;4&gt;.(4)[557:android.hardwar][name:gf_tee&amp;][gf] gf_ioctl, 705, enter^M</text:p>
      <text:p text:style-name="Standard_20__28_user_29_">14256 [ <text:s text:c="2"/>76.716257] &lt;4&gt;.(4)[557:android.hardwar][name:gf_tee&amp;][gf] gf_ioctl: GF_IOC_REMOVE ======^M</text:p>
      <text:p text:style-name="Standard_20__28_user_29_">14257 [ <text:s text:c="2"/>76.762259] &lt;1&gt;.(1)[684:sh][name:trace_events&amp;][ftrace]event 'signal_deliver' is enabled^M</text:p>
      <text:p text:style-name="Standard_20__28_user_29_">14258 [ <text:s text:c="2"/>76.765938] &lt;1&gt;.(1)[684:sh][name:trace_events&amp;][ftrace]event 'signal_generate' is enabled^M</text:p>
      <text:p text:style-name="Standard_20__28_user_29_">14259 [ <text:s text:c="2"/>76.780312] &lt;2&gt;.(2)[1:init]init: PropSet [persist.sys.pq.mdp.dre.en]=[2] Done^M</text:p>
      <text:p text:style-name="Standard_20__28_user_29_">14260 [ <text:s text:c="2"/>76.784813] &lt;2&gt;.(2)[1:init]init: [PropSet]: pid:375 uid:1000 gid:1001 ctl.start, ccci_fsd^M</text:p>
      <text:p text:style-name="Standard_20__28_user_29_">14261 [ <text:s text:c="2"/>76.786578] &lt;3&gt;.(3)[375:ccci_mdinit][name:bootprof&amp;]BOOTPROF: <text:s text:c="4"/></text:p>
      <text:p text:style-name="Standard_20__28_user_29_">76786.566490:ccci_md1: bootup^M</text:p>
      <text:p text:style-name="P42">重新签一下TA即可</text:p>
      <text:p text:style-name="Standard_20__28_user_29_"><text:s/>~/workspace/TrustKernel_SDK/ta_kit/scripts/re-sign.py --nkey ~/license/dev.pem --vendor --in 5b9e0e41-2636-11e1-ad9e0002a5d5c51b.ta --out 5b9e0e41-2636-11e1-ad9e0002a5d分解kebox.doc5c51b.ta</text:p>
      <text:p text:style-name="Standard_20__28_user_29_">------------------------------------------------------------------------------------------------------------------------</text:p>
      <text:p text:style-name="P6">十四、读到 teed ID的标志</text:p>
      <text:p text:style-name="Standard_20__28_user_29_">9056 [ <text:s text:c="2"/>12.491017] &lt;6&gt;.(6)[1:swapper/0][0x00 0x0d 0xa1 0x00]^</text:p>
      <text:p text:style-name="Standard_20__28_user_29_"/>
      <text:p text:style-name="Standard_20__28_user_29_">meta patch ×××××××88888888888</text:p>
      <text:p text:style-name="Standard_20__28_user_29_">cp 文件不要忘记</text:p>
      <text:p text:style-name="Standard_20__28_user_29_">data/D3998_HD_ABR_V122_TEE/vendor/mediatek/proprietary/hardware/meta/common</text:p>
      <text:p text:style-name="Standard_20__28_user_29_">/home/ljz/liujiazhen/data/D3998_HD_ABR_V122_TEE/vendor/mediatek/proprietary/hardware/meta/common</text:p>
      <text:p text:style-name="P66"/>
      <text:p text:style-name="P66">------------------------------------------------------------------------------------------------------------------------</text:p>
      <text:p text:style-name="P66">scp 005.Turkey.zip <text:s/><text:a xlink:type="simple" xlink:href="mailto:yangq@yangq-pc" text:style-name="Internet_20_link" text:visited-style-name="Visited_20_Internet_20_Link"><text:span text:style-name="Internet_20_link">yangq@yangq-pc</text:span></text:a>:~</text:p>
      <text:p text:style-name="Standard_20__28_user_29_"><text:s/>tkcore_app:</text:p>
      <text:p text:style-name="Standard_20__28_user_29_"><text:s/>8.0以后：</text:p>
      <text:p text:style-name="Standard_20__28_user_29_"><text:s/>ta :/venor/app/t6 <text:s text:c="3"/>(拿出来不要在文件夹利)</text:p>
      <text:p text:style-name="Standard_20__28_user_29_"><text:s/>~/workspace/TrustKernel_SDK/ta_kit/scripts/re-sign.py --nkey ~/license/dev.pem --vendor --in 5b9e0e41-2636-11e1-ad9e0002a5d5c51b.ta --out 5b9e0e41-2636-11e1-ad9e0002a5d分解kebox.doc5c51b.ta</text:p>
      <text:p text:style-name="Standard_20__28_user_29_"><text:s/>source core:</text:p>
      <text:p text:style-name="Standard_20__28_user_29_"><text:s/>新的签好的 license：放到如下目录</text:p>
      <text:p text:style-name="Standard_20__28_user_29_"><text:s/>/home/yq/workspace/data/raw-code/vendor/mediatek/proprietary/trustzone/trustkernel/source/build/k50v1_64/cert.dat</text:p>
      <text:p text:style-name="Standard_20__28_user_29_"><text:s/>log:</text:p>
      <text:p text:style-name="Standard_20__28_user_29_"><text:s/>/data/tee/tkcore_log</text:p>
      <text:p text:style-name="Standard_20__28_user_29_"><text:s/>mt6580如：支持ATF TEE 在这个文件里面编译；:</text:p>
      <text:p text:style-name="Standard_20__28_user_29_"><text:s/>/home/yq/workspace/data/mt6580/mobiwire-mt6580-androidN/vendor/mediatek/proprietary/trustzone/custom/build/project/sr6580_we_n.mk</text:p>
      <text:p text:style-name="Standard_20__28_user_29_"><text:s text:c="3"/>MTK_ATF_SUPPORT = no</text:p>
      <text:p text:style-name="Standard_20__28_user_29_"><text:soft-page-break/><text:s text:c="3"/>MTK_TEE_SUPPORT = yes</text:p>
      <text:p text:style-name="Standard_20__28_user_29_"><text:s text:c="3"/>3 TRUSTONIC_TEE_SUPPORT = no</text:p>
      <text:p text:style-name="Standard_20__28_user_29_"><text:s text:c="3"/>4 MTK_MACH_TYPE=mt6580</text:p>
      <text:p text:style-name="Standard_20__28_user_29_"><text:s text:c="3"/>5 MTK_GOOGLE_TRUSTY_SUPPORT=no</text:p>
      <text:p text:style-name="Standard_20__28_user_29_"><text:s text:c="3"/>6 TRUSTKERNEL_TEE_SUPPORT = yes</text:p>
      <text:p text:style-name="Standard_20__28_user_29_"><text:s text:c="3"/>7 MTK_TEE_DRAM_SIZE=0x400000</text:p>
      <text:p text:style-name="Standard_20__28_user_29_"><text:s/></text:p>
      <text:p text:style-name="Standard_20__28_user_29_">tz_init.c</text:p>
      <text:p text:style-name="Standard_20__28_user_29_">modiffied.patch</text:p>
      <text:p text:style-name="Standard_20__28_user_29_"><text:s text:c="2"/></text:p>
      <text:p text:style-name="Standard_20__28_user_29_"><text:s/>2.5 分配tee.bin的内存大小</text:p>
      <text:p text:style-name="Standard_20__28_user_29_"><text:s/>vim /home/yq/workspace/data/mt6580/mobiwire-mt6580-androidN/vendor/mediatek/proprietary/trustzone/custom/build/project/sr6580_we_n.mk</text:p>
      <text:p text:style-name="Standard_20__28_user_29_"><text:s/>最小是：6M，这个大小和tee.bin的版本有关（可以自定义的）</text:p>
      <text:p text:style-name="Standard_20__28_user_29_"><text:s text:c="2"/>platform/mt6755/src/security/trustzone/tz_init.c</text:p>
      <text:p text:style-name="Standard_20__28_user_29_"><text:s text:c="3"/></text:p>
      <text:p text:style-name="Standard_20__28_user_29_"><text:s/>2.6.android 7</text:p>
      <text:p text:style-name="Standard_20__28_user_29_"><text:s/>error:</text:p>
      <text:p text:style-name="Standard_20__28_user_29_"><text:s/>tee-test <text:s text:c="54"/></text:p>
      <text:p text:style-name="Standard_20__28_user_29_"><text:s/>CANNOT LINK EXECUTABLE "tee-test": library "libteec.so" not found</text:p>
      <text:p text:style-name="Standard_20__28_user_29_"><text:s/>修改：</text:p>
      <text:p text:style-name="Standard_20__28_user_29_"><text:s/>vim /home/yq/workspace/data/mt6580/mobiwire-mt6580-androidN/vendor/mediatek/proprietary/trustzone/trustkernel/source/bsp/platform/common/scripts/device_trustkernel.mk</text:p>
      <text:p text:style-name="Standard_20__28_user_29_"><text:s text:c="3"/>PRODUCT_COPY_FILES += vendor/mediatek/proprietary/trustzone/trustkernel/source/ta/02662e8e-e126-11e5-b86d9a79f06e9478.ta:system/app/t6/02662e8e-e126-11e5-b86d9a79f06e9478.ta</text:p>
      <text:p text:style-name="Standard_20__28_user_29_"><text:s/>2.9 出现 [TZ_INIT] SW jump addr is 0xBEC00000</text:p>
      <text:p text:style-name="Standard_20__28_user_29_"><text:s/>是tee.bin的版本出错误</text:p>
      <text:p text:style-name="Standard_20__28_user_29_"><text:s/>看版本：tee.bin 目录</text:p>
      <text:p text:style-name="Standard_20__28_user_29_"><text:s/>/home/yq/workspace/data/mt6580/mobiwire-mt6580-androidN/vendor/mediatek/proprietary/trustzone/trustkernel/source/bsp/platform/mt6580/tee、</text:p>
      <text:p text:style-name="Standard_20__28_user_29_"><text:s/>strings tee.bin| grep gp</text:p>
      <text:p text:style-name="Standard_20__28_user_29_"><text:s/>v0.8.5-gp-mt6580-pie-mo-sdrpmb-fp</text:p>
      <text:p text:style-name="Standard_20__28_user_29_"><text:s/>tkcoreos-rev:v0.8.5-gp-mt6580-pie-mo-sdrpmb-fp-0xF0000000-0x01000000-0x400000 内存大小</text:p>
      <text:p text:style-name="Standard_20__28_user_29_"><text:s/>v0.8.5-gp-mt6580-pie-mo-sdrpmb-fp #1 arm</text:p>
      <text:p text:style-name="Standard_20__28_user_29_"><text:s/>需要修改：/home/yq/workspace/data/mt6580/mobiwire-mt6580-androidN/vendor/mediatek/proprietary/bootable/bootloader/preloader/tz_init.c</text:p>
      <text:p text:style-name="Standard_20__28_user_29_"><text:s/>内容：</text:p>
      <text:p text:style-name="Standard_20__28_user_29_"><text:s/>vendor/app/t6 --&gt;system/app/t6</text:p>
      <text:p text:style-name="Standard_20__28_user_29_"><text:s/>2.7 luch 的时候 选debug版本的，不要选user版的</text:p>
      <text:p text:style-name="Standard_20__28_user_29_"/>
      <text:p text:style-name="Standard_20__28_user_29_"><text:s/>file_contexts目录：</text:p>
      <text:p text:style-name="Standard_20__28_user_29_"><text:s/>vim ./device/mediatek/common/sepolicy/bsp/file_contexts</text:p>
      <text:p text:style-name="Standard_20__28_user_29_"><text:s/>Android 8.0</text:p>
      <text:p text:style-name="Standard_20__28_user_29_"><text:s/>device/mediatek/sepolicy/bsp/non_plat</text:p>
      <text:p text:style-name="Standard_20__28_user_29_"><text:s/>../../tools/dump_project_cert.py --cert cert.dat</text:p>
      <text:p text:style-name="Standard_20__28_user_29_"><text:s/>trustkernel.rc目录</text:p>
      <text:p text:style-name="Standard_20__28_user_29_">3</text:p>
      <text:p text:style-name="Standard_20__28_user_29_"><text:soft-page-break/><text:s/>/home/yq/workspace/data/mt6580/mobiwire-mt6580-androidN/vendor/mediatek/proprietary/trustzone/trustkernel/source/bsp/platform/common/scripts/init.trustkernel.rc</text:p>
      <text:p text:style-name="Standard_20__28_user_29_"><text:s/>最后删rej文件</text:p>
      <text:p text:style-name="Standard_20__28_user_29_"><text:s/>find device/ vendor/ kernel-3.18/ -name "*.orig "</text:p>
      <text:p text:style-name="Standard_20__28_user_29_"><text:s/>rm $(find device/ vendor/ kernel-3.18/ -name "*.orig ")</text:p>
      <text:p text:style-name="Standard_20__28_user_29_"><text:s/>find device/ vendor/ kernel-3.18/ -name "*.reg"</text:p>
      <text:p text:style-name="Standard_20__28_user_29_"><text:s text:c="3"/></text:p>
      <text:p text:style-name="Standard_20__28_user_29_"><text:s/>提供给客户：</text:p>
      <text:p text:style-name="Standard_20__28_user_29_"><text:s/>列出所有改动</text:p>
      <text:p text:style-name="Standard_20__28_user_29_"><text:s/>git ls-files -o --exclude-standard</text:p>
      <text:p text:style-name="Standard_20__28_user_29_"><text:s/>新增文件添加到库</text:p>
      <text:p text:style-name="Standard_20__28_user_29_"><text:s/>git add -N $(git ls-files -o --exclude-standard)</text:p>
      <text:p text:style-name="Standard_20__28_user_29_"><text:s/>git status .</text:p>
      <text:p text:style-name="Standard_20__28_user_29_"><text:s/>git diff -p &gt; revo_mt6737m_tk_1801rc10_not_full.patch</text:p>
      <text:p text:style-name="Standard_20__28_user_29_"><text:s/>vim revo_mt6737m_tk_1801rc10_not_full.patch</text:p>
      <text:p text:style-name="Standard_20__28_user_29_"><text:s/>git ls-files -m</text:p>
      <text:p text:style-name="Standard_20__28_user_29_"><text:s/>git ls-files -m &gt; list</text:p>
      <text:p text:style-name="Standard_20__28_user_29_"><text:s/>mkdir revo_mt6737m_tk_1801rc10_not_full</text:p>
      <text:p text:style-name="Standard_20__28_user_29_"><text:s/>mv list <text:s/>revo_mt6737m_tk_1801rc10_not_full.patch revo_mt6737m_tk_1801rc10_not_full</text:p>
      <text:p text:style-name="Standard_20__28_user_29_"><text:s/>移动文件到目录：</text:p>
      <text:p text:style-name="Standard_20__28_user_29_"><text:s/>cat revo_mt6737m/list | xargs -I{} ./{} revo_mt6737m/ <text:s/>#./ 代表的是git库的大目录，</text:p>
      <text:p text:style-name="Standard_20__28_user_29_"><text:s/>mt6739o1： 客户的source name</text:p>
      <text:p text:style-name="Standard_20__28_user_29_"><text:s/>revo_mt6737m_tk_1801rc10_not_full 目标目录</text:p>
      <text:p text:style-name="Standard_20__28_user_29_"><text:s/>把整个的source提供给客户</text:p>
      <text:p text:style-name="Standard_20__28_user_29_"><text:s/>1 list</text:p>
      <text:p text:style-name="Standard_20__28_user_29_"><text:s/>2.提出的文件 带目录</text:p>
      <text:p text:style-name="Standard_20__28_user_29_"><text:s/>3.patch</text:p>
      <text:p text:style-name="Standard_20__28_user_29_"><text:s/>修改：/home/yq/workspace/data/code/vendor/mediatek/proprietary/bootable/bootloader/preloader/custom/k50v1_64/cust_bldr.mak</text:p>
      <text:p text:style-name="Standard_20__28_user_29_"><text:s/>diff --git a/custom/E281L/cust_bldr.mak b/custom/E281L/cust_bldr.mak</text:p>
      <text:p text:style-name="Standard_20__28_user_29_"><text:s text:c="2"/>15 --- a/custom/E281L/cust_bldr.mak</text:p>
      <text:p text:style-name="Standard_20__28_user_29_"><text:s text:c="2"/>16 +++ b/custom/E281L/cust_bldr.mak</text:p>
      <text:p text:style-name="Standard_20__28_user_29_"><text:s text:c="2"/>17 @@ -10,6 +10,8 @@ endif</text:p>
      <text:p text:style-name="Standard_20__28_user_29_"><text:s text:c="2"/>18 <text:s/>CFG_UART_LOG :=UART1</text:p>
      <text:p text:style-name="Standard_20__28_user_29_"><text:s text:c="2"/>19 <text:s/>CFG_UART_META :=UART1</text:p>
      <text:p text:style-name="Standard_20__28_user_29_"><text:s text:c="2"/>20 <text:s/>CFG_TEE_SUPPORT = 1</text:p>
      <text:p text:style-name="Standard_20__28_user_29_"><text:s text:c="2"/>21 -CFG_TRUSTONIC_TEE_SUPPORT = 1</text:p>
      <text:p text:style-name="Standard_20__28_user_29_"><text:s text:c="2"/>22 +CFG_TRUSTONIC_TEE_SUPPORT = 0</text:p>
      <text:p text:style-name="Standard_20__28_user_29_"><text:s text:c="2"/>23 <text:s/>CFG_MICROTRUST_TEE_SUPPORT = 0</text:p>
      <text:p text:style-name="Standard_20__28_user_29_"><text:s text:c="2"/>24 <text:s/>CFG_GOOGLE_TRUSTY_SUPPORT=0</text:p>
      <text:p text:style-name="Standard_20__28_user_29_"><text:s text:c="2"/>25 +CFG_TRUSTKERNEL_TEE_SUPPORT=1</text:p>
      <text:p text:style-name="Standard_20__28_user_29_"><text:s text:c="2"/>26 +CFG_TRUSTKERNEL_TEE_SDRPMB_SUPPORT=1</text:p>
      <text:p text:style-name="Standard_20__28_user_29_"><text:s/>安照如下该：</text:p>
      <text:p text:style-name="Standard_20__28_user_29_"><text:s text:c="2"/>17 ##### TEE &gt;PLEASE ADD CONFIGS ABOVE THIS LINE&lt; TEE #####</text:p>
      <text:p text:style-name="Standard_20__28_user_29_"><text:s text:c="2"/>18 ifeq ($(strip $(MTK_TEE_SUPPORT)),yes)</text:p>
      <text:p text:style-name="Standard_20__28_user_29_"><text:s text:c="2"/>19 <text:s text:c="2"/>CFG_TEE_SUPPORT = 1</text:p>
      <text:p text:style-name="Standard_20__28_user_29_"><text:s text:c="2"/>20 <text:s text:c="2"/>ifeq ($(strip $(TRUSTONIC_TEE_SUPPORT)),yes)</text:p>
      <text:p text:style-name="Standard_20__28_user_29_"><text:soft-page-break/><text:s text:c="2"/>21 <text:s text:c="4"/>CFG_TRUSTONIC_TEE_SUPPORT = 1</text:p>
      <text:p text:style-name="Standard_20__28_user_29_"><text:s text:c="2"/>22 <text:s text:c="2"/>else</text:p>
      <text:p text:style-name="Standard_20__28_user_29_"><text:s text:c="2"/>23 <text:s text:c="4"/>CFG_TRUSTONIC_TEE_SUPPORT = 0</text:p>
      <text:p text:style-name="Standard_20__28_user_29_"><text:s text:c="2"/>24 <text:s text:c="2"/>endif</text:p>
      <text:p text:style-name="Standard_20__28_user_29_"><text:s text:c="2"/>25 <text:s text:c="2"/>ifeq ($(strip $(MICROTRUST_TEE_SUPPORT)),yes)</text:p>
      <text:p text:style-name="Standard_20__28_user_29_"><text:s text:c="2"/>26 <text:s text:c="4"/>CFG_MICROTRUST_TEE_SUPPORT = 1</text:p>
      <text:p text:style-name="Standard_20__28_user_29_"><text:s text:c="2"/>27 <text:s text:c="2"/>else</text:p>
      <text:p text:style-name="Standard_20__28_user_29_"><text:s text:c="2"/>28 <text:s text:c="4"/>CFG_MICROTRUST_TEE_SUPPORT = 0</text:p>
      <text:p text:style-name="Standard_20__28_user_29_"><text:s text:c="2"/>29 <text:s text:c="2"/>endif</text:p>
      <text:p text:style-name="Standard_20__28_user_29_"><text:s text:c="2"/>30 <text:s text:c="2"/>ifeq ($(strip $(MTK_GOOGLE_TRUSTY_SUPPORT)),yes)</text:p>
      <text:p text:style-name="Standard_20__28_user_29_"><text:s text:c="2"/>31 <text:s text:c="4"/>CFG_GOOGLE_TRUSTY_SUPPORT = 1</text:p>
      <text:p text:style-name="Standard_20__28_user_29_"><text:s text:c="2"/>32 <text:s text:c="2"/>else</text:p>
      <text:p text:style-name="Standard_20__28_user_29_"><text:s text:c="2"/>33 <text:s text:c="4"/>CFG_GOOGLE_TRUSTY_SUPPORT = 0</text:p>
      <text:p text:style-name="Standard_20__28_user_29_"><text:s text:c="2"/>34 <text:s text:c="2"/>endif</text:p>
      <text:p text:style-name="Standard_20__28_user_29_"><text:s text:c="2"/>35 <text:s text:c="2"/>ifeq ($(strip $(TRUSTKERNEL_TEE_SUPPORT)),yes)</text:p>
      <text:p text:style-name="Standard_20__28_user_29_"><text:s text:c="2"/>36 <text:s text:c="4"/>CFG_TRUSTKERNEL_TEE_SUPPORT = 1</text:p>
      <text:p text:style-name="Standard_20__28_user_29_"><text:s text:c="2"/>37 <text:s text:c="4"/>CFG_TRUSTKERNEL_TEE_SDRPMB_SUPPORT = 1</text:p>
      <text:p text:style-name="Standard_20__28_user_29_"><text:s text:c="2"/>38 <text:s text:c="2"/>else</text:p>
      <text:p text:style-name="Standard_20__28_user_29_"><text:s text:c="2"/>39 <text:s text:c="4"/>CFG_TRUSTKERNEL_TEE_SUPPORT = 0</text:p>
      <text:p text:style-name="Standard_20__28_user_29_"><text:s text:c="2"/>40 <text:s text:c="4"/>CFG_TRUSTKERNEL_TEE_SDRPMB_SUPPORT = 0</text:p>
      <text:p text:style-name="Standard_20__28_user_29_"><text:s text:c="2"/>41 <text:s text:c="2"/>endif</text:p>
      <text:p text:style-name="Standard_20__28_user_29_"><text:s text:c="2"/>42</text:p>
      <text:p text:style-name="Standard_20__28_user_29_"><text:s text:c="2"/>43 else</text:p>
      <text:p text:style-name="Standard_20__28_user_29_"><text:s text:c="2"/>44 <text:s text:c="2"/>CFG_TEE_SUPPORT = 0</text:p>
      <text:p text:style-name="Standard_20__28_user_29_"><text:s text:c="2"/>45 <text:s text:c="2"/>CFG_TRUSTONIC_TEE_SUPPORT = 0</text:p>
      <text:p text:style-name="Standard_20__28_user_29_"><text:s text:c="2"/>46 <text:s text:c="2"/>CFG_MICROTRUST_TEE_SUPPORT = 0</text:p>
      <text:p text:style-name="Standard_20__28_user_29_"><text:s text:c="2"/>47 <text:s text:c="2"/>CFG_GOOGLE_TRUSTY_SUPPORT = 0</text:p>
      <text:p text:style-name="Standard_20__28_user_29_"><text:s text:c="2"/>48 <text:s text:c="2"/>CFG_TRUSTKERNEL_TEE_SUPPORT = 0</text:p>
      <text:p text:style-name="Standard_20__28_user_29_"><text:s text:c="2"/>49 <text:s text:c="2"/>CFG_TRUSTKERNEL_TEE_SDRPMB_SUPPORT = 0</text:p>
      <text:p text:style-name="Standard_20__28_user_29_"><text:s text:c="2"/>50 endif</text:p>
      <text:p text:style-name="Standard_20__28_user_29_"><text:s text:c="2"/>51 $(warning CFG_TEE_SUPPORT=$(CFG_TEE_SUPPORT))</text:p>
      <text:p text:style-name="Standard_20__28_user_29_"><text:s text:c="2"/>52 $(warning CFG_TRUSTONIC_TEE_SUPPORT=$(CFG_TRUSTONIC_TEE_SUPPORT))</text:p>
      <text:p text:style-name="Standard_20__28_user_29_"><text:s text:c="2"/>53 $(warning CFG_MICROTRUST_TEE_SUPPORT=$(CFG_MICROTRUST_TEE_SUPPORT))</text:p>
      <text:p text:style-name="Standard_20__28_user_29_"><text:s text:c="2"/>54 $(warning CFG_GOOGLE_TRUSTY_SUPPORT=$(CFG_GOOGLE_TRUSTY_SUPPORT))</text:p>
      <text:p text:style-name="Standard_20__28_user_29_"><text:s text:c="2"/>55 $(warning CFG_TRUSTKERNEL_TEE_SUPPORT =$(CFG_TRUSTKERNEL_TEE_SUPPORT))</text:p>
      <text:p text:style-name="Standard_20__28_user_29_"><text:s text:c="2"/>56 $(warning CFG_TRUSTKERNEL_TEE_SDRPMB_SUPPORT=$(CFG_TRUSTKERNEL_TEE_SDRPMB_SUPPORT))</text:p>
      <text:p text:style-name="Standard_20__28_user_29_"><text:s/>preloader.patch</text:p>
      <text:p text:style-name="Standard_20__28_user_29_"><text:s text:c="2"/>custom/k50v1_64/k50v1_64.mk</text:p>
      <text:p text:style-name="Standard_20__28_user_29_"><text:s text:c="2"/>export 宏条件CFG_GOOGLE_TRUSTY_SUPPORT 加上</text:p>
      <text:p text:style-name="Standard_20__28_user_29_"><text:s/>b/platform/mt6755/src/security/trustzone/tz_init.c</text:p>
      <text:p text:style-name="Standard_20__28_user_29_"><text:s/>445 +#elif CFG_TRUSTKERNEL_TEE_SUPPORT</text:p>
      <text:p text:style-name="Standard_20__28_user_29_"><text:s/>446 + <text:s text:c="3"/>DBG_MSG("%s Generate rpmb key with seclib\n", MOD);</text:p>
      <text:p text:style-name="Standard_20__28_user_29_"><text:s/>447 + <text:s text:c="2"/>//tkcore_key_param_prepare(TEE_BOOT_ARG_ADDR, rpmb_key, 32);</text:p>
      <text:p text:style-name="Standard_20__28_user_29_"><text:s/>448 + <text:s text:c="2"/>`(TEE_BOOT_ARG_ADDR, rpmb_key, 32);</text:p>
      <text:p text:style-name="Standard_20__28_user_29_"><text:s/>449 + <text:s text:c="3"/>/* only useful for non-ATF platform */</text:p>
      <text:p text:style-name="Standard_20__28_user_29_"><text:s/>450 + <text:s text:c="3"/>tkcore_boot_param_prepare_nwbootargs(TEE_BOOT_ARG_ADDR, 0U, 0U);</text:p>
      <text:p text:style-name="Standard_20__28_user_29_"><text:s/>451 +</text:p>
      <text:p text:style-name="Standard_20__28_user_29_"><text:s/>452 +#if CFG_TRUSTKERNEL_TEE_SDRPMB_SUPPORT</text:p>
      <text:p text:style-name="Standard_20__28_user_29_"><text:s/>453 + <text:s text:c="3"/>tkcore_boot_sdrpmb_init_finish(TEE_BOOT_ARG_ADDR);</text:p>
      <text:p text:style-name="Standard_20__28_user_29_"><text:soft-page-break/><text:s/>454 +#endif</text:p>
      <text:p text:style-name="Standard_20__28_user_29_"><text:s/>//根据规则 证书申请</text:p>
      <text:p text:style-name="Standard_20__28_user_29_"><text:s/>URL：https://oss.trustkernel.com/project/add</text:p>
      <text:p text:style-name="Standard_20__28_user_29_"><text:s/>密码: 1qaz!QAZ</text:p>
      <text:p text:style-name="Standard_20__28_user_29_"><text:s/>email</text:p>
      <text:p text:style-name="Standard_20__28_user_29_"><text:s/></text:p>
      <text:p text:style-name="Standard_20__28_user_29_"><text:s/>BSM:</text:p>
      <text:p text:style-name="Standard_20__28_user_29_"><text:s/>项目名：y41m_1g</text:p>
      <text:p text:style-name="Standard_20__28_user_29_"><text:s/>品牌名</text:p>
      <text:p text:style-name="Standard_20__28_user_29_"><text:s/>ruiou <text:s/></text:p>
      <text:p text:style-name="Standard_20__28_user_29_"><text:s/>型号名</text:p>
      <text:p text:style-name="Standard_20__28_user_29_"><text:s text:c="2"/>y41m_1g</text:p>
      <text:p text:style-name="Standard_20__28_user_29_"><text:s/>平台名</text:p>
      <text:p text:style-name="Standard_20__28_user_29_"><text:s/>mt6737m</text:p>
      <text:p text:style-name="Standard_20__28_user_29_"><text:s/>cat out/target/product/y41m_1g/system/build.prop | grep -E "brand|model|platform"</text:p>
      <text:p text:style-name="Standard_20__28_user_29_"><text:s/>- ro.product.model=y41m_1g</text:p>
      <text:p text:style-name="Standard_20__28_user_29_"><text:s/>- ro.product.brand=ruiou</text:p>
      <text:p text:style-name="Standard_20__28_user_29_"><text:s/>ro.fota.platform=MTK6739_8.1</text:p>
      <text:p text:style-name="Standard_20__28_user_29_"><text:s/>wzh@buildsrv1:~/project/mt6739o1$ cat out/target/product/y41m_1g/vendor/build.prop | grep -E "brand|model|platform"</text:p>
      <text:p text:style-name="Standard_20__28_user_29_"><text:s/>- ro.board.platform=mt6737m</text:p>
      <text:p text:style-name="Standard_20__28_user_29_"><text:s/>ro.vendor.product.model=NEON PLUS</text:p>
      <text:p text:style-name="Standard_20__28_user_29_"><text:s/>ro.vendor.product.brand=SFC</text:p>
      <text:p text:style-name="Standard_20__28_user_29_"><text:s/>ro.macro.bt_model=NEON PLUS</text:p>
      <text:p text:style-name="Standard_20__28_user_29_"><text:s/>ro.mediatek.platform=MT6737M</text:p>
      <text:p text:style-name="Standard_20__28_user_29_"><text:s text:c="3"/></text:p>
      <text:p text:style-name="Standard_20__28_user_29_"><text:s/>邮箱</text:p>
      <text:p text:style-name="Standard_20__28_user_29_"><text:s/>密码：2wsx@WSX</text:p>
      <text:p text:style-name="Standard_20__28_user_29_"><text:s/>meta patch</text:p>
      <text:p text:style-name="Standard_20__28_user_29_"><text:s/>应用目录：vendor/mediatek/proprietary/hardware/meta/common</text:p>
      <text:p text:style-name="Standard_20__28_user_29_"><text:s/>patch目录：/vendor/mediatek/proprietary/trustzone/trustkernel/source/bsp/platform/common/meta</text:p>
      <text:p text:style-name="Standard_20__28_user_29_"><text:s/>cp 文件inc 和 src</text:p>
      <text:p text:style-name="Standard_20__28_user_29_"><text:s/>修改cpp 文件的内容：</text:p>
      <text:p text:style-name="Standard_20__28_user_29_"><text:s/>#ifdef TRUSTKERNEL_TEE_META</text:p>
      <text:p text:style-name="Standard_20__28_user_29_"><text:s text:c="5"/>free(peer_buf); <text:s text:c="11"/>//前面如果memset(0),</text:p>
      <text:p text:style-name="Standard_20__28_user_29_"><text:s text:c="5"/>peer_buf = (char*)malloc(pFrm-&gt;peerLen()); //开辟内存</text:p>
      <text:p text:style-name="Standard_20__28_user_29_"><text:s text:c="5"/>memcpy(peer_buf, pFrm-&gt;peerBuf(), pFrm-&gt;peerLen()); //文件没有这两句话要将上</text:p>
      <text:p text:style-name="Standard_20__28_user_29_"><text:s text:c="5"/>peer_buff_size = pFrm-&gt;peerLen();</text:p>
      <text:p text:style-name="Standard_20__28_user_29_"><text:s/>有指纹的手机先屏蔽指纹的</text:p>
      <text:p text:style-name="Standard_20__28_user_29_"><text:s/>屏蔽指纹：/kernel-4.4/drivers/input/Makefile 注释掉：#obj-$(CONFIG_MTK_FINGERPRINT_SUPPORT) <text:s/>+= fingerprint/</text:p>
      <text:p text:style-name="Standard_20__28_user_29_"><text:s/>make error1 pyton 脚本注释掉</text:p>
      <text:p text:style-name="Standard_20__28_user_29_"><text:s/>vendor/mediatek/proprietary/trustzone/trustkernel/source/build/copy_vendor_ta.mk:9: *** vendor/mediatek/proprietary/trustzone/trustkernel/source/ta/vendor/d3998/5b9e0e41-2636-11e1-ad9e0002a5d5c51b.ta CANNOT be verified!!!. <text:s/>Stop.</text:p>
      <text:p text:style-name="Standard_20__28_user_29_"><text:s/>脚本目录：vim vendor/mediatek/proprietary/trustzone/trustkernel/source/build/copy_vendor_ta.mk</text:p>
      <text:p text:style-name="Standard_20__28_user_29_"><text:soft-page-break/><text:s/>make error 2 android 8 <text:s/></text:p>
      <text:p text:style-name="Standard_20__28_user_29_"><text:s/>rm -rf trustzone/ tee.img</text:p>
      <text:p text:style-name="Standard_20__28_user_29_"><text:s/>ninja: error: mkdir(out/target/product/d3998/system/vendor/etc): No such file or directory</text:p>
      <text:p text:style-name="Standard_20__28_user_29_"><text:s/>ninja: build stopped: .</text:p>
      <text:p text:style-name="Standard_20__28_user_29_"><text:s/>16:55:45 ninja failed with: exit status 1</text:p>
      <text:p text:style-name="Standard_20__28_user_29_"><text:s/>vendor/mediatek/proprietary/trustzone/trustkernel/source/bsp/platform/common/scripts/device_trustkernel.mk</text:p>
      <text:p text:style-name="Standard_20__28_user_29_"><text:s/>content：</text:p>
      <text:p text:style-name="Standard_20__28_user_29_"><text:s/># Android configuration files</text:p>
      <text:p text:style-name="Standard_20__28_user_29_"><text:s/>PRODUCT_COPY_FILES += vendor/mediatek/proprietary/trustzone/trustkernel/source/bsp/platform/common/scripts/$(TRUSTKERNEL_RC):/system/vendor/etc/init/trustkernel.rc <text:s text:c="2"/></text:p>
      <text:p text:style-name="Standard_20__28_user_29_"><text:s/>修改system/vendor--&gt; vendor 8以上就时vendor目录了</text:p>
      <text:p text:style-name="Standard_20__28_user_29_"><text:s/>有kebox的情况下要拷贝</text:p>
      <text:p text:style-name="Standard_20__28_user_29_">array.c</text:p>
      <text:p text:style-name="Standard_20__28_user_29_">array.c</text:p>
      <text:p text:style-name="Standard_20__28_user_29_"><text:s/></text:p>
      <text:p text:style-name="Standard_20__28_user_29_"><text:s text:c="2"/>目录：vendor/mediatek/proprietary/trustzone/trustkernel/source/build/k50v1</text:p>
      <text:p text:style-name="Standard_20__28_user_29_"><text:s/></text:p>
      <text:p text:style-name="Standard_20__28_user_29_"><text:s/></text:p>
      <text:p text:style-name="Standard_20__28_user_29_"><text:s text:c="2"/></text:p>
      <text:p text:style-name="Standard_20__28_user_29_"><text:s/></text:p>
      <text:p text:style-name="Standard_20__28_user_29_"><text:s/></text:p>
      <text:p text:style-name="Standard_20__28_user_29_"><text:s/></text:p>
      <text:p text:style-name="Standard_20__28_user_29_"><text:s text:c="2"/>开机查看log</text:p>
      <text:p text:style-name="Standard_20__28_user_29_"><text:s/></text:p>
      <text:p text:style-name="Standard_20__28_user_29_"><text:s/></text:p>
      <text:p text:style-name="Standard_20__28_user_29_"><text:s text:c="2"/>adb wait-for-device; adb logcat | tee logcat-09231807.log</text:p>
      <text:p text:style-name="Standard_20__28_user_29_"><text:s text:c="2"/></text:p>
      <text:p text:style-name="Standard_20__28_user_29_"><text:s/></text:p>
      <text:p text:style-name="Standard_20__28_user_29_"><text:s/></text:p>
      <text:p text:style-name="Standard_20__28_user_29_"><text:s text:c="2"/></text:p>
      <text:p text:style-name="Standard_20__28_user_29_"><text:s text:c="2"/></text:p>
      <text:p text:style-name="Standard_20__28_user_29_"><text:s/></text:p>
      <text:p text:style-name="Standard_20__28_user_29_"><text:s/></text:p>
      <text:p text:style-name="Standard_20__28_user_29_"><text:s text:c="2"/>保存 minicom 日志</text:p>
      <text:p text:style-name="Standard_20__28_user_29_"><text:s text:c="2"/></text:p>
      <text:p text:style-name="Standard_20__28_user_29_"><text:s text:c="2"/></text:p>
      <text:p text:style-name="Standard_20__28_user_29_"><text:s text:c="3"/>$ sudo minicom –C minicom.log</text:p>
      <text:p text:style-name="Standard_20__28_user_29_"><text:s text:c="2"/></text:p>
      <text:p text:style-name="Standard_20__28_user_29_"><text:s text:c="2"/></text:p>
      <text:p text:style-name="Standard_20__28_user_29_"><text:s text:c="3"/></text:p>
      <text:p text:style-name="Standard_20__28_user_29_"><text:s text:c="2"/></text:p>
      <text:p text:style-name="Standard_20__28_user_29_"><text:s text:c="2"/></text:p>
      <text:p text:style-name="Standard_20__28_user_29_"><text:s text:c="2"/></text:p>
      <text:p text:style-name="Standard_20__28_user_29_"><text:s text:c="3"/>开关目录：6</text:p>
      <text:p text:style-name="Standard_20__28_user_29_"><text:s text:c="2"/></text:p>
      <text:p text:style-name="Standard_20__28_user_29_"><text:s text:c="2"/></text:p>
      <text:p text:style-name="Standard_20__28_user_29_"><text:s text:c="4"/></text:p>
      <text:p text:style-name="Standard_20__28_user_29_"><text:soft-page-break/><text:s text:c="3"/></text:p>
      <text:p text:style-name="Standard_20__28_user_29_"><text:s text:c="5"/>device/sagetel/sr6737_we_n/ProjectConfig.mk</text:p>
      <text:p text:style-name="Standard_20__28_user_29_"><text:s text:c="3"/></text:p>
      <text:p text:style-name="Standard_20__28_user_29_"><text:s text:c="3"/></text:p>
      <text:p text:style-name="Standard_20__28_user_29_"><text:s text:c="4"/>kernel-3.18/arch/arm/configs/sr6737_we_n_debug_defconfig</text:p>
      <text:p text:style-name="Standard_20__28_user_29_"><text:s text:c="3"/></text:p>
      <text:p text:style-name="Standard_20__28_user_29_"><text:s text:c="3"/></text:p>
      <text:p text:style-name="Standard_20__28_user_29_"><text:s text:c="4"/>kernel-3.18/arch/arm/configs/sr6737_we_n_defconfig</text:p>
      <text:p text:style-name="Standard_20__28_user_29_"><text:s text:c="3"/></text:p>
      <text:p text:style-name="Standard_20__28_user_29_"><text:s text:c="3"/></text:p>
      <text:p text:style-name="Standard_20__28_user_29_"><text:s text:c="4"/>vendor/mediatek/proprietary/bootable/bootloader/preloader/platform/mt6735/default.mak</text:p>
      <text:p text:style-name="Standard_20__28_user_29_"><text:s text:c="3"/></text:p>
      <text:p text:style-name="Standard_20__28_user_29_"><text:s text:c="3"/></text:p>
      <text:p text:style-name="Standard_20__28_user_29_"><text:s text:c="4"/>vendor/mediatek/proprietary/bootable/bootloader/preloader/custom/sr6737_we_n/cust_bldr.mak</text:p>
      <text:p text:style-name="Standard_20__28_user_29_"><text:s text:c="3"/></text:p>
      <text:p text:style-name="Standard_20__28_user_29_"><text:s text:c="3"/></text:p>
      <text:p text:style-name="Standard_20__28_user_29_"><text:s text:c="4"/>vendor/mediatek/proprietary/trustzone/custom/build/project/sr6737_we_n.mk</text:p>
      <text:p text:style-name="Standard_20__28_user_29_"><text:s text:c="3"/></text:p>
      <text:p text:style-name="Standard_20__28_user_29_"><text:s text:c="3"/></text:p>
      <text:p text:style-name="Standard_20__28_user_29_"><text:s text:c="3"/></text:p>
      <text:p text:style-name="Standard_20__28_user_29_"><text:s text:c="6"/></text:p>
      <text:p text:style-name="Standard_20__28_user_29_">瓶钵(TrustKernel)TEE移植介绍.docx</text:p>
      <text:p text:style-name="Standard_20__28_user_29_"><text:s/></text:p>
      <text:p text:style-name="Standard_20__28_user_29_"><text:s text:c="3"/></text:p>
      <text:p text:style-name="Standard_20__28_user_29_"><text:s text:c="3"/></text:p>
      <text:p text:style-name="Standard_20__28_user_29_"><text:s text:c="5"/></text:p>
      <text:p text:style-name="Standard_20__28_user_29_"><text:s text:c="4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8"/>Linux系统位数影响</text:p>
      <text:p text:style-name="Standard_20__28_user_29_"><text:s text:c="6"/></text:p>
      <text:p text:style-name="Standard_20__28_user_29_"><text:s text:c="5"/></text:p>
      <text:p text:style-name="Standard_20__28_user_29_"><text:s text:c="4"/></text:p>
      <text:p text:style-name="Standard_20__28_user_29_"><text:s text:c="3"/></text:p>
      <text:p text:style-name="Standard_20__28_user_29_"><text:s text:c="3"/></text:p>
      <text:p text:style-name="Standard_20__28_user_29_"><text:s text:c="4"/></text:p>
      <text:p text:style-name="Standard_20__28_user_29_"><text:s text:c="5"/>如果移植的项目间系统位数发生变化，如下文件有细微差别：</text:p>
      <text:p text:style-name="Standard_20__28_user_29_"><text:s text:c="4"/></text:p>
      <text:p text:style-name="Standard_20__28_user_29_"><text:s text:c="4"/></text:p>
      <text:p text:style-name="Standard_20__28_user_29_"><text:s text:c="5"/>对于32位系统：</text:p>
      <text:p text:style-name="Standard_20__28_user_29_"><text:s text:c="4"/></text:p>
      <text:p text:style-name="Standard_20__28_user_29_"><text:s text:c="4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7"/>使用kernel-3.18/arch/arm目录下提及的修改文件</text:p>
      <text:p text:style-name="Standard_20__28_user_29_"><text:s text:c="6"/></text:p>
      <text:p text:style-name="Standard_20__28_user_29_"><text:s text:c="5"/></text:p>
      <text:p text:style-name="Standard_20__28_user_29_"><text:soft-page-break/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7"/>vendor/mediatek/proprietary/trustzone/trustkernel/source/bsp/platform/common/scripts/device_trustkernel.mk</text:p>
      <text:p text:style-name="Standard_20__28_user_29_"><text:s text:c="6"/></text:p>
      <text:p text:style-name="Standard_20__28_user_29_"><text:s text:c="5"/></text:p>
      <text:p text:style-name="Standard_20__28_user_29_"><text:s text:c="4"/></text:p>
      <text:p text:style-name="Standard_20__28_user_29_"><text:s text:c="4"/></text:p>
      <text:p text:style-name="Standard_20__28_user_29_"><text:s text:c="5"/>中要确保定义的所有拷贝到/system/bin/动作的文件来源是32位的，如</text:p>
      <text:p text:style-name="Standard_20__28_user_29_"><text:s text:c="4"/></text:p>
      <text:p text:style-name="Standard_20__28_user_29_"><text:s text:c="4"/></text:p>
      <text:p text:style-name="Standard_20__28_user_29_"><text:s text:c="5"/>PRODUCT_COPY_FILES +=</text:p>
      <text:p text:style-name="Standard_20__28_user_29_"><text:s text:c="4"/></text:p>
      <text:p text:style-name="Standard_20__28_user_29_"><text:s text:c="4"/></text:p>
      <text:p text:style-name="Standard_20__28_user_29_"><text:s text:c="5"/>vendor/mediatek/proprietary/trustzone/trustkernel/source/client/libs/armeabi-v7a/teed:system/bin/teed</text:p>
      <text:p text:style-name="Standard_20__28_user_29_"><text:s text:c="4"/></text:p>
      <text:p text:style-name="Standard_20__28_user_29_"><text:s text:c="4"/></text:p>
      <text:p text:style-name="Standard_20__28_user_29_"><text:s text:c="5"/>是正确的。</text:p>
      <text:p text:style-name="Standard_20__28_user_29_"><text:s text:c="4"/></text:p>
      <text:p text:style-name="Standard_20__28_user_29_"><text:s text:c="4"/></text:p>
      <text:p text:style-name="Standard_20__28_user_29_"><text:s text:c="5"/></text:p>
      <text:p text:style-name="Standard_20__28_user_29_"><text:s text:c="4"/></text:p>
      <text:p text:style-name="Standard_20__28_user_29_"><text:s text:c="4"/></text:p>
      <text:p text:style-name="Standard_20__28_user_29_"><text:s text:c="5"/>对于64位系统：</text:p>
      <text:p text:style-name="Standard_20__28_user_29_"><text:s text:c="4"/></text:p>
      <text:p text:style-name="Standard_20__28_user_29_"><text:s text:c="4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7"/>使用kernel-3.18/arch/arm64目录下提及的修改文件</text:p>
      <text:p text:style-name="Standard_20__28_user_29_"><text:s text:c="6"/></text:p>
      <text:p text:style-name="Standard_20__28_user_29_"><text:s text:c="5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7"/>vendor/mediatek/proprietary/trustzone/trustkernel/source/bsp/platform/common/scripts/device_trustkernel.mk</text:p>
      <text:p text:style-name="Standard_20__28_user_29_"><text:s text:c="6"/></text:p>
      <text:p text:style-name="Standard_20__28_user_29_"><text:s text:c="5"/></text:p>
      <text:p text:style-name="Standard_20__28_user_29_"><text:s text:c="4"/></text:p>
      <text:p text:style-name="Standard_20__28_user_29_"><text:s text:c="4"/></text:p>
      <text:p text:style-name="Standard_20__28_user_29_"><text:s text:c="5"/>中要确保定义的所有拷贝到/system/bin/动作的文件来源是64位的，如</text:p>
      <text:p text:style-name="Standard_20__28_user_29_"><text:s text:c="4"/></text:p>
      <text:p text:style-name="Standard_20__28_user_29_"><text:s text:c="4"/></text:p>
      <text:p text:style-name="Standard_20__28_user_29_"><text:soft-page-break/><text:s text:c="5"/>PRODUCT_COPY_FILES +=</text:p>
      <text:p text:style-name="Standard_20__28_user_29_"><text:s text:c="4"/></text:p>
      <text:p text:style-name="Standard_20__28_user_29_"><text:s text:c="4"/></text:p>
      <text:p text:style-name="Standard_20__28_user_29_"><text:s text:c="5"/>vendor/mediatek/proprietary/trustzone/trustkernel/source/client/libs/arm64-v8a/teed:system/bin/teed</text:p>
      <text:p text:style-name="Standard_20__28_user_29_"><text:s text:c="4"/></text:p>
      <text:p text:style-name="Standard_20__28_user_29_"><text:s text:c="4"/></text:p>
      <text:p text:style-name="Standard_20__28_user_29_"><text:s text:c="5"/>是正确的。</text:p>
      <text:p text:style-name="Standard_20__28_user_29_"><text:s text:c="4"/></text:p>
      <text:p text:style-name="Standard_20__28_user_29_"><text:s text:c="3"/></text:p>
      <text:p text:style-name="Standard_20__28_user_29_"><text:s text:c="2"/></text:p>
      <text:p text:style-name="Standard_20__28_user_29_"><text:s/></text:p>
      <text:p text:style-name="Standard_20__28_user_29_"><text:s text:c="2"/></text:p>
      <text:p text:style-name="Standard_20__28_user_29_"/>
      <text:p text:style-name="Standard_20__28_user_29_"><text:s/>MTK_ATF_SUPPORT = no</text:p>
      <text:p text:style-name="Standard_20__28_user_29_">MTK_TEE_SUPPORT = yes</text:p>
      <text:p text:style-name="Standard_20__28_user_29_">MTK_IN_HOUSE_TEE_SUPPORT = no</text:p>
      <text:p text:style-name="Standard_20__28_user_29_">TRUSTONIC_TEE_SUPPORT = no</text:p>
      <text:p text:style-name="Standard_20__28_user_29_">MICROTRUST_TEE_SUPPORT = no</text:p>
      <text:p text:style-name="Standard_20__28_user_29_">TRUSTKERNEL_TEE_SUPPORT = yes</text:p>
      <text:p text:style-name="Standard_20__28_user_29_">MTK_GOOGLE_TRUSTY_SUPPORT = no</text:p>
      <text:p text:style-name="Standard_20__28_user_29_">include vendor/mediatek/proprietary/trustzone/custom/build/project/common.mk vendor/mediatek/proprietary/trustzone/custom/build/project/mt6580.mk vendor/mediatek/proprietary/trustzone/custom/build/project/sr6580_we_n.mk vendor/mediatek/proprietary/trustzone/custom/build/project/sr6580_we_n.mk</text:p>
      <text:p text:style-name="Standard_20__28_user_29_">vendor/mediatek/proprietary/trustzone/custom/build/common_config.mk:15: MTK_TEE_SUPPORT has been modified: no</text:p>
      <text:p text:style-name="Standard_20__28_user_29_">vendor/mediatek/proprietary/trustzone/custom/build/common_config.mk:15: previous value: yes</text:p>
      <text:p text:style-name="Standard_20__28_user_29_">vendor/mediatek/proprietary/trustzone/custom/build/common_config.mk:22: *** The following variables have been changed: MTK_TEE_SUPPORT</text:p>
      <text:p text:style-name="Standard_20__28_user_29_"/>
      <text:p text:style-name="Standard_20__28_user_29_">vendor/mediatek/proprietary/trustzone/custom/build/project/sr6580_we_n.mk</text:p>
      <text:p text:style-name="Standard_20__28_user_29_">宏打开</text:p>
      <text:p text:style-name="Standard_20__28_user_29_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1:09:44</meta:creation-date>
    <meta:editing-duration>P4DT4H30M28S</meta:editing-duration>
    <meta:editing-cycles>44</meta:editing-cycles>
    <meta:generator>LibreOffice/5.1.6.2$Linux_X86_64 LibreOffice_project/10m0$Build-2</meta:generator>
    <dc:date>2018-08-16T14:26:57.462470647</dc:date>
    <meta:document-statistic meta:table-count="0" meta:image-count="0" meta:object-count="0" meta:page-count="19" meta:paragraph-count="727" meta:word-count="3286" meta:character-count="29856" meta:non-whitespace-character-count="26561"/>
  </office:meta>
</office:document-meta>
</file>